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Arial" fo:font-size="10.5pt" fo:font-weight="normal" officeooo:paragraph-rsid="00304479" style:font-size-asian="10.5pt" style:font-weight-asian="normal" style:font-size-complex="10.5pt"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style:font-name="Arial" fo:font-size="10.5pt" fo:font-weight="normal" officeooo:rsid="0021b46a" officeooo:paragraph-rsid="0021b46a" style:font-size-asian="10.5pt" style:font-weight-asian="normal" style:font-size-complex="10.5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style:font-name="Arial" fo:font-size="10.5pt" fo:font-weight="normal" officeooo:rsid="00292333" officeooo:paragraph-rsid="00292333" style:font-size-asian="10.5pt" style:font-weight-asian="normal" style:font-size-complex="10.5pt"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Arial" fo:font-size="10.5pt" fo:font-weight="normal" officeooo:rsid="002e8059" officeooo:paragraph-rsid="002e8059" style:font-size-asian="10.5pt" style:font-weight-asian="normal" style:font-size-complex="10.5pt"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Arial" fo:font-size="10.5pt" fo:font-weight="normal" officeooo:rsid="002ed49f" officeooo:paragraph-rsid="002ed49f" style:font-size-asian="10.5pt" style:font-weight-asian="normal" style:font-size-complex="10.5pt"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Arial" fo:font-size="10.5pt" fo:font-weight="normal" officeooo:rsid="003e9e96" officeooo:paragraph-rsid="003e9e96" style:font-size-asian="10.5pt" style:font-weight-asian="normal" style:font-size-complex="10.5pt"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Arial" fo:font-size="10.5pt" fo:font-style="normal" fo:font-weight="normal"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Arial" fo:font-size="10.5pt" fo:font-style="normal" fo:font-weight="normal" officeooo:paragraph-rsid="002a47b1" style:font-size-asian="10.5pt" style:font-style-asian="normal" style:font-weight-asian="normal" style:font-size-complex="10.5pt"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Arial" fo:font-size="10.5pt" fo:font-style="normal" fo:font-weight="normal"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0.5pt" fo:font-style="normal" fo:font-weight="normal" officeooo:paragraph-rsid="00355077" style:font-size-asian="10.5pt" style:font-style-asian="normal" style:font-weight-asian="normal" style:font-size-complex="10.5pt"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Arial" fo:font-size="10.5pt" fo:font-style="normal" fo:font-weight="normal"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Arial" fo:font-size="10.5pt" fo:font-style="normal" fo:font-weight="normal" officeooo:rsid="003c1aff" officeooo:paragraph-rsid="003c1aff" style:font-size-asian="10.5pt" style:font-style-asian="normal" style:font-weight-asian="normal" style:font-size-complex="10.5pt"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Arial" fo:font-size="10.5pt" fo:font-style="normal" fo:font-weight="normal" officeooo:rsid="0040fb4a" officeooo:paragraph-rsid="0040fb4a" style:font-size-asian="10.5pt" style:font-style-asian="normal" style:font-weight-asian="normal" style:font-size-complex="10.5pt"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Arial" fo:font-size="10.5pt" fo:font-style="normal" fo:font-weight="normal" officeooo:rsid="0038d799"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Arial" fo:font-size="10.5pt" fo:font-style="normal" fo:font-weight="normal" officeooo:rsid="002a47b1"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Arial" fo:font-size="10.5pt" fo:font-style="normal" fo:font-weight="normal" officeooo:rsid="0037166d"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Arial" fo:font-size="10.5pt" fo:font-style="normal" fo:font-weight="normal" officeooo:rsid="003a767c"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Arial" fo:font-size="10.5pt" fo:font-style="normal" fo:font-weight="bold" style:font-size-asian="10.5pt" style:font-style-asian="normal" style:font-weight-asian="bold" style:font-size-complex="10.5pt" style:font-style-complex="normal"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Arial" fo:font-size="10.5pt" style:font-size-asian="10.5pt" style:font-size-complex="10.5pt"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Arial" fo:font-size="10.5pt" fo:font-style="italic" style:font-size-asian="10.5pt" style:font-style-asian="italic" style:font-size-complex="10.5pt" style:font-style-complex="italic"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Arial" fo:font-size="10.5pt" fo:font-style="italic" fo:font-weight="bold" style:font-size-asian="10.5pt" style:font-style-asian="italic" style:font-weight-asian="bold" style:font-size-complex="10.5pt" style:font-style-complex="italic"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style:font-name="Arial" fo:font-size="12pt" fo:font-style="italic" fo:font-weight="bold" style:font-size-asian="12pt" style:font-style-asian="italic" style:font-weight-asian="bold" style:font-size-complex="12pt" style:font-style-complex="italic" style:font-weight-complex="bold" fo:hyphenate="true" fo:hyphenation-remain-char-count="2" fo:hyphenation-push-char-count="2"/>
    </style:style>
    <style:style style:name="P31" style:family="paragraph" style:parent-style-name="Standard" style:master-page-name="">
      <style:paragraph-properties fo:text-align="justify" style:justify-single-word="false" fo:hyphenation-ladder-count="no-limit" style:page-number="auto"/>
      <style:text-properties style:font-name="Arial" fo:font-size="24pt" style:text-underline-style="none" fo:font-weight="bold" style:font-size-asian="24pt" style:font-weight-asian="bold" style:font-size-complex="24pt" style:font-weight-complex="bold" fo:hyphenate="true" fo:hyphenation-remain-char-count="2" fo:hyphenation-push-char-count="2"/>
    </style:style>
    <style:style style:name="P32" style:family="paragraph" style:parent-style-name="Text_20_body">
      <style:text-properties officeooo:rsid="002e8059" officeooo:paragraph-rsid="002e805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list-style-name="L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6" style:family="paragraph" style:parent-style-name="Standard" style:list-style-name="L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7" style:family="paragraph" style:parent-style-name="Standard" style:list-style-name="L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8" style:family="paragraph" style:parent-style-name="Standard" style:list-style-name="L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9" style:family="paragraph" style:parent-style-name="Standard" style:list-style-name="L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0" style:family="paragraph" style:parent-style-name="Standard" style:list-style-name="L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1" style:family="paragraph" style:parent-style-name="Standard" style:list-style-name="L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2" style:family="paragraph" style:parent-style-name="Standard" style:list-style-name="L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3" style:family="paragraph" style:parent-style-name="Standard" style:list-style-name="L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4" style:family="paragraph" style:parent-style-name="Standard" style:list-style-name="L1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5" style:family="paragraph" style:parent-style-name="Standard" style:list-style-name="L1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6" style:family="paragraph" style:parent-style-name="Standard" style:list-style-name="L1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7" style:family="paragraph" style:parent-style-name="Standard" style:list-style-name="L1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8" style:family="paragraph" style:parent-style-name="Standard" style:list-style-name="L1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9" style:family="paragraph" style:parent-style-name="Standard" style:list-style-name="L1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0" style:family="paragraph" style:parent-style-name="Standard" style:list-style-name="L1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1" style:family="paragraph" style:parent-style-name="Standard" style:list-style-name="L1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2" style:family="paragraph" style:parent-style-name="Standard" style:list-style-name="L1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3" style:family="paragraph" style:parent-style-name="Standard" style:list-style-name="L1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4" style:family="paragraph" style:parent-style-name="Standard" style:list-style-name="L2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5" style:family="paragraph" style:parent-style-name="Standard" style:list-style-name="L2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6" style:family="paragraph" style:parent-style-name="Standard" style:list-style-name="L2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7" style:family="paragraph" style:parent-style-name="Standard" style:list-style-name="L2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8" style:family="paragraph" style:parent-style-name="Standard" style:list-style-name="L2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9" style:family="paragraph" style:parent-style-name="Standard" style:list-style-name="L2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0" style:family="paragraph" style:parent-style-name="Standard" style:list-style-name="L4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1" style:family="paragraph" style:parent-style-name="Standard" style:list-style-name="L4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2" style:family="paragraph" style:parent-style-name="Standard" style:list-style-name="L4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3" style:family="paragraph" style:parent-style-name="Standard" style:list-style-name="L4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4" style:family="paragraph" style:parent-style-name="Standard" style:list-style-name="L4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5" style:family="paragraph" style:parent-style-name="Standard" style:list-style-name="L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66" style:family="paragraph" style:parent-style-name="Standard" style:list-style-name="L40">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67" style:family="paragraph" style:parent-style-name="Standard" style:list-style-name="L4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68" style:family="paragraph" style:parent-style-name="Standard" style:list-style-name="L1">
      <style:paragraph-properties fo:text-align="justify" style:justify-single-word="false" fo:hyphenation-ladder-count="no-limit"/>
      <style:text-properties style:font-name="Arial" fo:font-size="10.5pt" fo:font-weight="normal" officeooo:rsid="0044d062" officeooo:paragraph-rsid="0044d062" style:font-size-asian="10.5pt" style:font-weight-asian="normal" style:font-size-complex="10.5pt" style:font-weight-complex="normal" fo:hyphenate="true" fo:hyphenation-remain-char-count="2" fo:hyphenation-push-char-count="2"/>
    </style:style>
    <style:style style:name="P69" style:family="paragraph" style:parent-style-name="Standard" style:list-style-name="L2">
      <style:paragraph-properties fo:text-align="justify" style:justify-single-word="false" fo:hyphenation-ladder-count="no-limit"/>
      <style:text-properties style:font-name="Arial" fo:font-size="10.5pt" fo:font-weight="normal" officeooo:rsid="003ad316" officeooo:paragraph-rsid="003ad316" style:font-size-asian="10.5pt" style:font-weight-asian="normal" style:font-size-complex="10.5pt" style:font-weight-complex="normal" fo:hyphenate="true" fo:hyphenation-remain-char-count="2" fo:hyphenation-push-char-count="2"/>
    </style:style>
    <style:style style:name="P70" style:family="paragraph" style:parent-style-name="Standard" style:list-style-name="L8">
      <style:paragraph-properties fo:text-align="justify" style:justify-single-word="false" fo:hyphenation-ladder-count="no-limit"/>
      <style:text-properties style:font-name="Arial" fo:font-size="10.5pt" fo:font-weight="normal" officeooo:rsid="003a8082" officeooo:paragraph-rsid="003a8082" style:font-size-asian="10.5pt" style:font-weight-asian="normal" style:font-size-complex="10.5pt" style:font-weight-complex="normal" fo:hyphenate="true" fo:hyphenation-remain-char-count="2" fo:hyphenation-push-char-count="2"/>
    </style:style>
    <style:style style:name="P71" style:family="paragraph" style:parent-style-name="Standard" style:list-style-name="L18">
      <style:paragraph-properties fo:text-align="justify" style:justify-single-word="false" fo:hyphenation-ladder-count="no-limit"/>
      <style:text-properties style:font-name="Arial" fo:font-size="10.5pt" fo:font-weight="normal" officeooo:rsid="00276578" officeooo:paragraph-rsid="00276578" style:font-size-asian="10.5pt" style:font-weight-asian="normal" style:font-size-complex="10.5pt" style:font-weight-complex="normal" fo:hyphenate="true" fo:hyphenation-remain-char-count="2" fo:hyphenation-push-char-count="2"/>
    </style:style>
    <style:style style:name="P72" style:family="paragraph" style:parent-style-name="Standard" style:list-style-name="L32">
      <style:paragraph-properties fo:text-align="justify" style:justify-single-word="false" fo:hyphenation-ladder-count="no-limit"/>
      <style:text-properties style:font-name="Arial" fo:font-size="10.5pt" fo:font-weight="normal" officeooo:rsid="002ed49f" officeooo:paragraph-rsid="0032029a" style:font-size-asian="10.5pt" style:font-weight-asian="normal" style:font-size-complex="10.5pt" style:font-weight-complex="normal" fo:hyphenate="true" fo:hyphenation-remain-char-count="2" fo:hyphenation-push-char-count="2"/>
    </style:style>
    <style:style style:name="P73" style:family="paragraph" style:parent-style-name="Standard" style:list-style-name="L40">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74" style:family="paragraph" style:parent-style-name="Standard" style:list-style-name="L41">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75" style:family="paragraph" style:parent-style-name="Standard" style:list-style-name="L2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6" style:family="paragraph" style:parent-style-name="Standard" style:list-style-name="L2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7" style:family="paragraph" style:parent-style-name="Standard" style:list-style-name="L2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8" style:family="paragraph" style:parent-style-name="Standard" style:list-style-name="L2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79" style:family="paragraph" style:parent-style-name="Standard" style:list-style-name="L3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0" style:family="paragraph" style:parent-style-name="Standard" style:list-style-name="L30">
      <style:paragraph-properties fo:text-align="justify" style:justify-single-word="false" fo:hyphenation-ladder-count="no-limit"/>
      <style:text-properties style:font-name="Arial" fo:font-size="10.5pt" fo:font-style="normal" fo:font-weight="normal"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81" style:family="paragraph" style:parent-style-name="Standard" style:list-style-name="L3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2" style:family="paragraph" style:parent-style-name="Standard" style:list-style-name="L31">
      <style:paragraph-properties fo:text-align="justify" style:justify-single-word="false" fo:hyphenation-ladder-count="no-limit"/>
      <style:text-properties style:font-name="Arial" fo:font-size="10.5pt" fo:font-style="normal" fo:font-weight="normal"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83" style:family="paragraph" style:parent-style-name="Standard" style:list-style-name="L3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4" style:family="paragraph" style:parent-style-name="Standard" style:list-style-name="L3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5" style:family="paragraph" style:parent-style-name="Standard" style:list-style-name="L3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6" style:family="paragraph" style:parent-style-name="Standard" style:list-style-name="L3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7" style:family="paragraph" style:parent-style-name="Standard" style:list-style-name="L3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8" style:family="paragraph" style:parent-style-name="Standard" style:list-style-name="L3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89" style:family="paragraph" style:parent-style-name="Standard" style:list-style-name="L4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0" style:family="paragraph" style:parent-style-name="Standard" style:list-style-name="L4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1" style:family="paragraph" style:parent-style-name="Standard" style:list-style-name="L4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2" style:family="paragraph" style:parent-style-name="Standard" style:list-style-name="L4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3" style:family="paragraph" style:parent-style-name="Standard" style:list-style-name="L4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4" style:family="paragraph" style:parent-style-name="Standard" style:list-style-name="L4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5" style:family="paragraph" style:parent-style-name="Standard" style:list-style-name="L5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6" style:family="paragraph" style:parent-style-name="Standard" style:list-style-name="L5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7" style:family="paragraph" style:parent-style-name="Standard" style:list-style-name="L51">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98" style:family="paragraph" style:parent-style-name="Standard" style:list-style-name="L52">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9" style:family="paragraph" style:parent-style-name="Standard" style:list-style-name="L5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0" style:family="paragraph" style:parent-style-name="Standard" style:list-style-name="L5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1" style:family="paragraph" style:parent-style-name="Standard" style:list-style-name="L5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2"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03" style:family="paragraph" style:parent-style-name="Standard" style:list-style-name="L47">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04"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05"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018d9" officeooo:paragraph-rsid="004018d9" style:font-size-asian="10.5pt" style:font-style-asian="normal" style:font-weight-asian="normal" style:font-size-complex="10.5pt" style:font-style-complex="normal" style:font-weight-complex="normal" fo:hyphenate="true" fo:hyphenation-remain-char-count="2" fo:hyphenation-push-char-count="2"/>
    </style:style>
    <style:style style:name="P106"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1e6570"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07"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08"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09"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1b46a"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10"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6228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11"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12"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04479" officeooo:paragraph-rsid="00304479" style:font-size-asian="10.5pt" style:font-style-asian="normal" style:font-weight-asian="normal" style:font-size-complex="10.5pt" style:font-style-complex="normal" style:font-weight-complex="normal" fo:hyphenate="true" fo:hyphenation-remain-char-count="2" fo:hyphenation-push-char-count="2"/>
    </style:style>
    <style:style style:name="P113"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14" style:family="paragraph" style:parent-style-name="Standard" style:list-style-name="L51">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15"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3af58" officeooo:paragraph-rsid="0033af58" style:font-size-asian="10.5pt" style:font-style-asian="normal" style:font-weight-asian="normal" style:font-size-complex="10.5pt" style:font-style-complex="normal" style:font-weight-complex="normal" fo:hyphenate="true" fo:hyphenation-remain-char-count="2" fo:hyphenation-push-char-count="2"/>
    </style:style>
    <style:style style:name="P116"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21d51" officeooo:paragraph-rsid="00321d51" style:font-size-asian="10.5pt" style:font-style-asian="normal" style:font-weight-asian="normal" style:font-size-complex="10.5pt" style:font-style-complex="normal" style:font-weight-complex="normal" fo:hyphenate="true" fo:hyphenation-remain-char-count="2" fo:hyphenation-push-char-count="2"/>
    </style:style>
    <style:style style:name="P117" style:family="paragraph" style:parent-style-name="Standard" style:list-style-name="L54">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18"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19" style:family="paragraph" style:parent-style-name="Standard" style:list-style-name="L31">
      <style:paragraph-properties fo:text-align="justify" style:justify-single-word="false" fo:hyphenation-ladder-count="no-limit"/>
      <style:text-properties style:font-name="Arial" fo:font-size="10.5pt" fo:font-style="italic" fo:font-weight="normal" officeooo:rsid="0025dc4b" officeooo:paragraph-rsid="0025dc4b" style:font-size-asian="10.5pt" style:font-style-asian="italic" style:font-weight-asian="normal" style:font-size-complex="10.5pt" style:font-style-complex="italic" style:font-weight-complex="normal" fo:hyphenate="true" fo:hyphenation-remain-char-count="2" fo:hyphenation-push-char-count="2"/>
    </style:style>
    <style:style style:name="P120" style:family="paragraph" style:parent-style-name="Standard" style:list-style-name="L38">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121" style:family="paragraph" style:parent-style-name="Standard" style:list-style-name="L56">
      <style:text-properties style:font-name="Arial"/>
    </style:style>
    <style:style style:name="P122" style:family="paragraph" style:parent-style-name="Standard" style:list-style-name="L57">
      <style:text-properties style:font-name="Arial"/>
    </style:style>
    <style:style style:name="P123" style:family="paragraph" style:parent-style-name="Standard" style:list-style-name="L57">
      <style:text-properties style:font-name="Arial" officeooo:rsid="002e8059" officeooo:paragraph-rsid="002e8059"/>
    </style:style>
    <style:style style:name="P124" style:family="paragraph" style:parent-style-name="Standard" style:list-style-name="L57">
      <style:text-properties style:font-name="Arial" officeooo:rsid="00420dd9" officeooo:paragraph-rsid="00420dd9"/>
    </style:style>
    <style:style style:name="P125" style:family="paragraph" style:parent-style-name="Standard" style:list-style-name="L58">
      <style:text-properties style:font-name="Arial"/>
    </style:style>
    <style:style style:name="P126" style:family="paragraph" style:parent-style-name="Standard" style:list-style-name="L58">
      <style:text-properties style:font-name="Arial" officeooo:rsid="00299189" officeooo:paragraph-rsid="00299189"/>
    </style:style>
    <style:style style:name="P127" style:family="paragraph" style:parent-style-name="Standard" style:list-style-name="L59">
      <style:text-properties style:font-name="Arial"/>
    </style:style>
    <style:style style:name="P128" style:family="paragraph" style:parent-style-name="Standard" style:list-style-name="L60">
      <style:text-properties style:font-name="Arial"/>
    </style:style>
    <style:style style:name="P129" style:family="paragraph" style:parent-style-name="Standard" style:list-style-name="L61">
      <style:text-properties style:font-name="Arial"/>
    </style:style>
    <style:style style:name="P130" style:family="paragraph" style:parent-style-name="Standard" style:list-style-name="L62">
      <style:text-properties style:font-name="Arial"/>
    </style:style>
    <style:style style:name="P131" style:family="paragraph" style:parent-style-name="Standard" style:list-style-name="L63">
      <style:text-properties style:font-name="Arial"/>
    </style:style>
    <style:style style:name="P132" style:family="paragraph" style:parent-style-name="Standard" style:list-style-name="L64">
      <style:text-properties style:font-name="Arial"/>
    </style:style>
    <style:style style:name="P133" style:family="paragraph" style:parent-style-name="Standard" style:list-style-name="L22">
      <style:paragraph-properties fo:text-align="justify" style:justify-single-word="false" fo:hyphenation-ladder-count="no-limit">
        <style:tab-stops>
          <style:tab-stop style:position="0.344cm"/>
        </style:tab-stops>
      </style:paragraph-properties>
      <style:text-properties fo:font-variant="normal" fo:text-transform="none" fo:color="#252525" style:font-name="Arial" fo:font-size="10.5pt" fo:letter-spacing="normal" fo:language="de" fo:country="DE"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4" style:family="paragraph" style:parent-style-name="Standard" style:list-style-name="L32">
      <style:paragraph-properties fo:text-align="justify" style:justify-single-word="false" fo:hyphenation-ladder-count="no-limit"/>
      <style:text-properties officeooo:paragraph-rsid="002ed49f" fo:hyphenate="true" fo:hyphenation-remain-char-count="2" fo:hyphenation-push-char-count="2"/>
    </style:style>
    <style:style style:name="P135" style:family="paragraph" style:parent-style-name="Standard" style:list-style-name="L50">
      <style:paragraph-properties fo:text-align="justify" style:justify-single-word="false" fo:hyphenation-ladder-count="no-limit"/>
      <style:text-properties style:text-line-through-style="solid" style:text-line-through-type="single"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6" style:family="paragraph" style:parent-style-name="Standard" style:list-style-name="L64"/>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2e8059" officeooo:paragraph-rsid="002e8059"/>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e4125"/>
    </style:style>
    <style:style style:name="T4" style:family="text">
      <style:text-properties officeooo:rsid="001f90cb"/>
    </style:style>
    <style:style style:name="T5" style:family="text">
      <style:text-properties officeooo:rsid="0021b46a"/>
    </style:style>
    <style:style style:name="T6" style:family="text">
      <style:text-properties officeooo:rsid="002403be"/>
    </style:style>
    <style:style style:name="T7" style:family="text">
      <style:text-properties officeooo:rsid="0026228e"/>
    </style:style>
    <style:style style:name="T8" style:family="text">
      <style:text-properties officeooo:rsid="00283a36"/>
    </style:style>
    <style:style style:name="T9" style:family="text">
      <style:text-properties officeooo:rsid="002a47b1"/>
    </style:style>
    <style:style style:name="T10" style:family="text">
      <style:text-properties officeooo:rsid="002e8059"/>
    </style:style>
    <style:style style:name="T11" style:family="text">
      <style:text-properties officeooo:rsid="002ed49f"/>
    </style:style>
    <style:style style:name="T12" style:family="text">
      <style:text-properties style:font-name="Arial" fo:font-size="10.5pt" fo:font-style="normal" fo:font-weight="normal" officeooo:rsid="002ed49f" style:font-size-asian="10.5pt" style:font-style-asian="normal" style:font-weight-asian="normal" style:font-size-complex="10.5pt" style:font-style-complex="normal" style:font-weight-complex="normal"/>
    </style:style>
    <style:style style:name="T13" style:family="text">
      <style:text-properties style:font-name="Arial" fo:font-size="10.5pt" fo:font-style="normal" fo:font-weight="normal" officeooo:rsid="00304479" style:font-size-asian="10.5pt" style:font-style-asian="normal" style:font-weight-asian="normal" style:font-size-complex="10.5pt" style:font-style-complex="normal" style:font-weight-complex="normal"/>
    </style:style>
    <style:style style:name="T14" style:family="text">
      <style:text-properties officeooo:rsid="00304479"/>
    </style:style>
    <style:style style:name="T15" style:family="text">
      <style:text-properties officeooo:rsid="0032029a"/>
    </style:style>
    <style:style style:name="T16" style:family="text">
      <style:text-properties officeooo:rsid="00321d51"/>
    </style:style>
    <style:style style:name="T17" style:family="text">
      <style:text-properties style:text-underline-style="solid" style:text-underline-width="auto" style:text-underline-color="font-color"/>
    </style:style>
    <style:style style:name="T18" style:family="text">
      <style:text-properties officeooo:rsid="0033af58"/>
    </style:style>
    <style:style style:name="T19" style:family="text">
      <style:text-properties officeooo:rsid="00355077"/>
    </style:style>
    <style:style style:name="T20" style:family="text">
      <style:text-properties fo:font-style="normal" style:font-style-asian="normal" style:font-style-complex="normal"/>
    </style:style>
    <style:style style:name="T21" style:family="text">
      <style:text-properties fo:font-style="normal" officeooo:rsid="00355077" style:font-style-asian="normal" style:font-style-complex="normal"/>
    </style:style>
    <style:style style:name="T22" style:family="text">
      <style:text-properties officeooo:rsid="0037166d"/>
    </style:style>
    <style:style style:name="T23" style:family="text">
      <style:text-properties officeooo:rsid="0038d799"/>
    </style:style>
    <style:style style:name="T24" style:family="text">
      <style:text-properties officeooo:rsid="003a767c"/>
    </style:style>
    <style:style style:name="T25" style:family="text">
      <style:text-properties officeooo:rsid="00404c2e"/>
    </style:style>
    <style:style style:name="T26" style:family="text">
      <style:text-properties officeooo:rsid="00420dd9"/>
    </style:style>
    <style:style style:name="T27" style:family="text">
      <style:text-properties fo:font-weight="bold" style:font-weight-asian="bold" style:font-weight-complex="bold"/>
    </style:style>
    <style:style style:name="T28" style:family="text">
      <style:text-properties officeooo:rsid="00432468"/>
    </style:style>
    <style:style style:name="T29" style:family="text">
      <style:text-properties officeooo:rsid="00433f04"/>
    </style:style>
    <style:style style:name="T30" style:family="text">
      <style:text-properties officeooo:rsid="00437345"/>
    </style:style>
    <style:style style:name="T31" style:family="text">
      <style:text-properties officeooo:rsid="00477d4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30">Das Geheimnis des</text:span> Inquisitor<text:span text:style-name="T30">s</text:span></text:p>
      <text:p text:style-name="P26"/>
      <text:p text:style-name="P27">Don't lie.</text:p>
      <text:p text:style-name="P27">Don't cheat.</text:p>
      <text:p text:style-name="P27">Don't steal.</text:p>
      <text:p text:style-name="P27">Don't sell drugs.</text:p>
      <text:p text:style-name="P27">Don't kill. </text:p>
      <text:p text:style-name="P27">The government hates competitio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7921_534860334" text:style-name="Index_20_Link" text:visited-style-name="Index_20_Link">Dramatis Personae<text:tab/>1</text:a></text:p>
          <text:p text:style-name="P33"><text:a xlink:type="simple" xlink:href="#__RefHeading__7923_534860334" text:style-name="Index_20_Link" text:visited-style-name="Index_20_Link">Fraktionen<text:tab/>5</text:a></text:p>
          <text:p text:style-name="P33"><text:a xlink:type="simple" xlink:href="#__RefHeading__7925_534860334" text:style-name="Index_20_Link" text:visited-style-name="Index_20_Link">Handlung<text:tab/>7</text:a></text:p>
          <text:p text:style-name="P34"><text:a xlink:type="simple" xlink:href="#__RefHeading__7927_534860334" text:style-name="Index_20_Link" text:visited-style-name="Index_20_Link">Prolog<text:tab/>7</text:a></text:p>
          <text:p text:style-name="P34"><text:a xlink:type="simple" xlink:href="#__RefHeading__7929_534860334" text:style-name="Index_20_Link" text:visited-style-name="Index_20_Link">Akt 1<text:tab/>7</text:a></text:p>
          <text:p text:style-name="P34"><text:a xlink:type="simple" xlink:href="#__RefHeading__7931_534860334" text:style-name="Index_20_Link" text:visited-style-name="Index_20_Link">Akt 2<text:tab/>7</text:a></text:p>
          <text:p text:style-name="P34"><text:a xlink:type="simple" xlink:href="#__RefHeading__7933_534860334" text:style-name="Index_20_Link" text:visited-style-name="Index_20_Link">Akt 3<text:tab/>8</text:a></text:p>
          <text:p text:style-name="P34"><text:a xlink:type="simple" xlink:href="#__RefHeading__7952_534860334" text:style-name="Index_20_Link" text:visited-style-name="Index_20_Link">Vorspiel<text:tab/>9</text:a></text:p>
          <text:p text:style-name="P34"><text:a xlink:type="simple" xlink:href="#__RefHeading__7935_534860334" text:style-name="Index_20_Link" text:visited-style-name="Index_20_Link">Akt 4<text:tab/>10</text:a></text:p>
          <text:p text:style-name="P34"><text:a xlink:type="simple" xlink:href="#__RefHeading__7937_534860334" text:style-name="Index_20_Link" text:visited-style-name="Index_20_Link">Akt 5<text:tab/>12</text:a></text:p>
          <text:p text:style-name="P33"><text:a xlink:type="simple" xlink:href="#__RefHeading__7939_534860334" text:style-name="Index_20_Link" text:visited-style-name="Index_20_Link">Spielprinzip<text:tab/>14</text:a></text:p>
          <text:p text:style-name="P33"><text:a xlink:type="simple" xlink:href="#__RefHeading__7941_534860334" text:style-name="Index_20_Link" text:visited-style-name="Index_20_Link">Magie<text:tab/>16</text:a></text:p>
          <text:p text:style-name="P33"><text:a xlink:type="simple" xlink:href="#__RefHeading__7943_534860334" text:style-name="Index_20_Link" text:visited-style-name="Index_20_Link">Rezepte<text:tab/>18</text:a></text:p>
          <text:p text:style-name="P33"><text:a xlink:type="simple" xlink:href="#__RefHeading__7945_534860334" text:style-name="Index_20_Link" text:visited-style-name="Index_20_Link">Distrikte<text:tab/>19</text:a></text:p>
          <text:p text:style-name="P33"><text:a xlink:type="simple" xlink:href="#__RefHeading__7954_534860334" text:style-name="Index_20_Link" text:visited-style-name="Index_20_Link">Feminismus – mehr weibliche Charaktere<text:tab/>20</text:a></text:p>
        </text:index-body>
      </text:table-of-content>
      <text:p text:style-name="P27"/>
      <text:h text:style-name="Heading_20_1" text:outline-level="1"><text:bookmark-start text:name="__RefHeading__7921_534860334"/>Dramatis Personae<text:bookmark-end text:name="__RefHeading__7921_534860334"/></text:h>
      <text:p text:style-name="P2"/>
      <text:p text:style-name="P2">Thorn von Hartlingen</text:p>
      <text:list xml:id="list4047527692047231562" text:style-name="L1">
        <text:list-item>
          <text:p text:style-name="P35">ehemaliger Inquisitor</text:p>
        </text:list-item>
        <text:list-item>
          <text:p text:style-name="P35">machthungrig</text:p>
        </text:list-item>
        <text:list-item>
          <text:p text:style-name="P35">manipulativ</text:p>
        </text:list-item>
        <text:list-item>
          <text:p text:style-name="P35">Hochstapler</text:p>
        </text:list-item>
        <text:list-item>
          <text:p text:style-name="P35">intrigant</text:p>
        </text:list-item>
        <text:list-item>
          <text:p text:style-name="P65">homophob</text:p>
        </text:list-item>
        <text:list-item>
          <text:p text:style-name="P68">arrogant</text:p>
        </text:list-item>
      </text:list>
      <text:p text:style-name="P2"/>
      <text:p text:style-name="P2">Dania</text:p>
      <text:list xml:id="list7721046428994291196" text:style-name="L2">
        <text:list-item>
          <text:p text:style-name="P36">Prostituierte</text:p>
        </text:list-item>
        <text:list-item>
          <text:p text:style-name="P36">brockensüchtig</text:p>
        </text:list-item>
        <text:list-item>
          <text:p text:style-name="P36">gute Spionin</text:p>
        </text:list-item>
        <text:list-item>
          <text:p text:style-name="P36">auf Brocken Erinnerungen aus zerbrochener Kindheit</text:p>
          <text:list>
            <text:list-item>
              <text:p text:style-name="P36">Mutter früh gestorben</text:p>
            </text:list-item>
            <text:list-item>
              <text:p text:style-name="P36">Vater Alkoholiker, Schläger</text:p>
            </text:list-item>
            <text:list-item>
              <text:p text:style-name="P36">Straße</text:p>
            </text:list-item>
          </text:list>
        </text:list-item>
        <text:list-item>
          <text:p text:style-name="P36">schwarze Haare</text:p>
        </text:list-item>
        <text:list-item>
          <text:p text:style-name="P36">Angst vor Männern, will Macht, um unabhängig und eigenständig zu werden</text:p>
        </text:list-item>
        <text:list-item>
          <text:p text:style-name="P36">will sich auf lange Sicht aus der Manipulation befreien</text:p>
        </text:list-item>
        <text:list-item>
          <text:p text:style-name="P69">kann nicht lesen</text:p>
        </text:list-item>
      </text:list>
      <text:p text:style-name="P2"/>
      <text:p text:style-name="P2">Marcin</text:p>
      <text:list xml:id="list5330547927047769264" text:style-name="L3">
        <text:list-item>
          <text:p text:style-name="P37"><text:soft-page-break/>Leutnant der ehrbaren Diebe, Brockenhändler und Zuhälter</text:p>
        </text:list-item>
        <text:list-item>
          <text:p text:style-name="P37">homosexuell</text:p>
        </text:list-item>
        <text:list-item>
          <text:p text:style-name="P37">später heimlicher Verbündeter Thorns</text:p>
        </text:list-item>
        <text:list-item>
          <text:p text:style-name="P37">hinterhältig</text:p>
        </text:list-item>
        <text:list-item>
          <text:p text:style-name="P37">etwa 30 Jahre alt</text:p>
          <text:list>
            <text:list-header>
              <text:p text:style-name="P37"/>
            </text:list-header>
          </text:list>
        </text:list-item>
      </text:list>
      <text:p text:style-name="P2">Kenin</text:p>
      <text:list xml:id="list11239172378113" text:continue-numbering="true" text:style-name="L3">
        <text:list-item>
          <text:p text:style-name="P37">Hauptmann der ehrbaren Diebe des siebten Bezirks</text:p>
        </text:list-item>
        <text:list-item>
          <text:p text:style-name="P37">Boss von Marcin</text:p>
        </text:list-item>
      </text:list>
      <text:list xml:id="list8619569695608583175" text:style-name="L4">
        <text:list-item>
          <text:p text:style-name="P38">Brockensüchtig</text:p>
        </text:list-item>
        <text:list-item>
          <text:p text:style-name="P38">homosexuell</text:p>
        </text:list-item>
      </text:list>
      <text:p text:style-name="P2"/>
      <text:p text:style-name="P2">Patrizier </text:p>
      <text:list xml:id="list6215085131052502150" text:style-name="L5">
        <text:list-item>
          <text:p text:style-name="P39">Ratsvorsitzender</text:p>
        </text:list-item>
        <text:list-item>
          <text:p text:style-name="P39">größte militärische Macht <text:s/></text:p>
        </text:list-item>
        <text:list-item>
          <text:p text:style-name="P39">intrigant</text:p>
        </text:list-item>
        <text:list-item>
          <text:p text:style-name="P39">muss alle Fraktionen auf einem kleinen Level halten</text:p>
        </text:list-item>
      </text:list>
      <text:p text:style-name="P2"/>
      <text:p text:style-name="P2">Arghan Howl</text:p>
      <text:list xml:id="list8793180225052405400" text:style-name="L6">
        <text:list-item>
          <text:p text:style-name="P40">Unternehmer</text:p>
        </text:list-item>
        <text:list-item>
          <text:p text:style-name="P40">Besitzer einer Waffenfabrik</text:p>
        </text:list-item>
        <text:list-item>
          <text:p text:style-name="P40">Ratsmitglied</text:p>
        </text:list-item>
        <text:list-item>
          <text:p text:style-name="P40">Mitglied der Loge</text:p>
        </text:list-item>
        <text:list-item>
          <text:p text:style-name="P40">will Fortschritt vorantreiben</text:p>
        </text:list-item>
        <text:list-item>
          <text:p text:style-name="P40">Rücksichtslos</text:p>
        </text:list-item>
      </text:list>
      <text:p text:style-name="P2"/>
      <text:p text:style-name="P2">Joran</text:p>
      <text:list xml:id="list3471026467527816098" text:style-name="L7">
        <text:list-item>
          <text:p text:style-name="P41">Magier</text:p>
        </text:list-item>
        <text:list-item>
          <text:p text:style-name="P41">Erfinder bei Howl Industries</text:p>
        </text:list-item>
        <text:list-item>
          <text:p text:style-name="P41">erkannte magisches Talent bei sich selbst als kleiner Junge und experimentierte herum?</text:p>
        </text:list-item>
        <text:list-item>
          <text:p text:style-name="P41">an Dania interessiert, aber typischer Nerd</text:p>
        </text:list-item>
      </text:list>
      <text:p text:style-name="P2"/>
      <text:p text:style-name="P2">Dragan Burk</text:p>
      <text:list xml:id="list5173755550311018125" text:style-name="L8">
        <text:list-item>
          <text:p text:style-name="P42">Hauptmann der Miliz</text:p>
        </text:list-item>
        <text:list-item>
          <text:p text:style-name="P42">Hakuns Leibwächter</text:p>
        </text:list-item>
        <text:list-item>
          <text:p text:style-name="P42">homosexuell</text:p>
        </text:list-item>
        <text:list-item>
          <text:p text:style-name="P42">aus reichem Hause</text:p>
        </text:list-item>
        <text:list-item>
          <text:p text:style-name="P42">abenteuerlustig, hartgesotten, stolz</text:p>
        </text:list-item>
        <text:list-item>
          <text:p text:style-name="P42">war als Kind immer sehr gelangweilt</text:p>
        </text:list-item>
        <text:list-item>
          <text:p text:style-name="P42">geht keiner Schlägerei aus dem Weg</text:p>
        </text:list-item>
        <text:list-item>
          <text:p text:style-name="P42">musste lernen, seine Liebe zu verstecken, und lässt diesen Frust gerne an Verbrechern raus</text:p>
        </text:list-item>
        <text:list-item>
          <text:p text:style-name="P70">kann lesen</text:p>
        </text:list-item>
      </text:list>
      <text:p text:style-name="P2"/>
      <text:p text:style-name="P2">C'rahanijz</text:p>
      <text:list xml:id="list5062588519319795575" text:style-name="L9">
        <text:list-item>
          <text:p text:style-name="P43">Schamane der Ureinwohnerstämme</text:p>
        </text:list-item>
        <text:list-item>
          <text:p text:style-name="P43">Blutmagier</text:p>
        </text:list-item>
        <text:list-item>
          <text:p text:style-name="P43">leicht wahnsinnig, spricht mit der Blutgöttin</text:p>
        </text:list-item>
        <text:list-item>
          <text:p text:style-name="P43">folgt der Blutgöttin blind</text:p>
        </text:list-item>
        <text:list-item>
          <text:p text:style-name="P43">liebt sein Volk</text:p>
        </text:list-item>
      </text:list>
      <text:p text:style-name="P2"/>
      <text:p text:style-name="P2">Großinquisitor Isigor </text:p>
      <text:list xml:id="list2430127046870825797" text:style-name="L10">
        <text:list-item>
          <text:p text:style-name="P44">Oberhaupt des Ordens der Flamme </text:p>
        </text:list-item>
        <text:list-item>
          <text:p text:style-name="P44">sehr stolz</text:p>
        </text:list-item>
        <text:list-item>
          <text:p text:style-name="P44">keusch</text:p>
        </text:list-item>
        <text:list-item>
          <text:p text:style-name="P44">nicht charismatisch</text:p>
        </text:list-item>
        <text:list-item>
          <text:p text:style-name="P44">Buckel</text:p>
        </text:list-item>
      </text:list>
      <text:p text:style-name="P2"><text:soft-page-break/></text:p>
      <text:p text:style-name="P2">Hor'igunda</text:p>
      <text:list xml:id="list207695642290243380" text:style-name="L11">
        <text:list-item>
          <text:p text:style-name="P45">Ältester von Dorf B</text:p>
        </text:list-item>
      </text:list>
      <text:p text:style-name="P2"/>
      <text:p text:style-name="P2">J'zharr</text:p>
      <text:list xml:id="list4551750892870367296" text:style-name="L12">
        <text:list-item>
          <text:p text:style-name="P46">Gott des Feuers</text:p>
        </text:list-item>
        <text:list-item>
          <text:p text:style-name="P46">innere Reinheit als Ideal</text:p>
        </text:list-item>
      </text:list>
      <text:p text:style-name="P2"/>
      <text:p text:style-name="P2">Q'holi</text:p>
      <text:list xml:id="list4976470624432380133" text:style-name="L13">
        <text:list-item>
          <text:p text:style-name="P47">Gott des Wassers</text:p>
        </text:list-item>
        <text:list-item>
          <text:p text:style-name="P47">äußere Reinheit als Ideal</text:p>
        </text:list-item>
      </text:list>
      <text:p text:style-name="P2"/>
      <text:p text:style-name="P2">Varg</text:p>
      <text:list xml:id="list8670658360975404428" text:style-name="L14">
        <text:list-item>
          <text:p text:style-name="P48">Inquisitoren-Novize</text:p>
        </text:list-item>
        <text:list-item>
          <text:p text:style-name="P48">arbeitet für Thorn als Spion und Muscle</text:p>
        </text:list-item>
        <text:list-item>
          <text:p text:style-name="P48">Doppelagent </text:p>
        </text:list-item>
        <text:list-item>
          <text:p text:style-name="P48">versucht tatsächlich gutes zu tun</text:p>
        </text:list-item>
        <text:list-item>
          <text:p text:style-name="P48">größenteils keusch, wird von Dania verführt</text:p>
        </text:list-item>
        <text:list-item>
          <text:p text:style-name="P48">manipulierbar</text:p>
        </text:list-item>
        <text:list-item>
          <text:p text:style-name="P48">alter Kontakt von Thorn</text:p>
        </text:list-item>
        <text:list-item>
          <text:p text:style-name="P48">gut aussehend, irgendwie heilig/unschuldig</text:p>
        </text:list-item>
        <text:list-item>
          <text:p text:style-name="P48">sieht Magie als Mittel, die Stadt zu verbessern, wenn richtig eingesetzt</text:p>
        </text:list-item>
        <text:list-item>
          <text:p text:style-name="P48">starke Prinzipien</text:p>
        </text:list-item>
      </text:list>
      <text:p text:style-name="P2"/>
      <text:p text:style-name="P2">Ratsinquisitor Callen</text:p>
      <text:list xml:id="list8347387306080875318" text:style-name="L15">
        <text:list-item>
          <text:p text:style-name="P49">ausschweifender Lebensstil</text:p>
        </text:list-item>
        <text:list-item>
          <text:p text:style-name="P49">korrupt und intrigant </text:p>
        </text:list-item>
      </text:list>
      <text:p text:style-name="P2"/>
      <text:p text:style-name="P2">Sinya </text:p>
      <text:list xml:id="list5565380159448096546" text:style-name="L16">
        <text:list-item>
          <text:p text:style-name="P50">Novize des Ratsinquisitors</text:p>
        </text:list-item>
        <text:list-item>
          <text:p text:style-name="P50">schüchtern, gebrochen</text:p>
        </text:list-item>
        <text:list-item>
          <text:p text:style-name="P50">Hass auf Magie, da Mutter Brockensüchtig</text:p>
        </text:list-item>
      </text:list>
      <text:p text:style-name="P2"/>
      <text:p text:style-name="P2">Jun'ya</text:p>
      <text:list xml:id="list308857470173276135" text:style-name="L17">
        <text:list-item>
          <text:p text:style-name="P51">Pantherin</text:p>
        </text:list-item>
        <text:list-item>
          <text:p text:style-name="P51">Terroristin</text:p>
        </text:list-item>
        <text:list-item>
          <text:p text:style-name="P51">Lesbisch</text:p>
        </text:list-item>
        <text:list-item>
          <text:p text:style-name="P51">jähzornig</text:p>
        </text:list-item>
      </text:list>
      <text:p text:style-name="P2"/>
      <text:p text:style-name="P2">Ulpor</text:p>
      <text:list xml:id="list4095483528122195474" text:style-name="L18">
        <text:list-item>
          <text:p text:style-name="P52">Inquisitoren-Novize</text:p>
        </text:list-item>
        <text:list-item>
          <text:p text:style-name="P52">Groß, Stark, Gutgebaut </text:p>
        </text:list-item>
        <text:list-item>
          <text:p text:style-name="P52">weniger strenggläubig, Vergangenheit bei den ehrbaren Dieben</text:p>
        </text:list-item>
        <text:list-item>
          <text:p text:style-name="P52">frech</text:p>
        </text:list-item>
        <text:list-item>
          <text:p text:style-name="P71">wird wegen Homosexualität verbrannt </text:p>
        </text:list-item>
      </text:list>
      <text:p text:style-name="P2"/>
      <text:p text:style-name="P2">Toman</text:p>
      <text:list xml:id="list3181748096934327849" text:style-name="L19">
        <text:list-item>
          <text:p text:style-name="P53">Ehrbarer Dieb</text:p>
        </text:list-item>
        <text:list-item>
          <text:p text:style-name="P53">hat eine Schwester, Magda, die er sehr liebt</text:p>
        </text:list-item>
        <text:list-item>
          <text:p text:style-name="P53">fähiger Attentäter, gut mit der Armbrust</text:p>
          <text:p text:style-name="P53"/>
        </text:list-item>
      </text:list>
      <text:p text:style-name="P2">Katan</text:p>
      <text:list xml:id="list7032529106559871787" text:style-name="L20">
        <text:list-item>
          <text:p text:style-name="P54">Hauptmann der Miliz</text:p>
        </text:list-item>
        <text:list-item>
          <text:p text:style-name="P54">stolz, korrupt, arrogant, dumm, egoistisch, machtgierig, </text:p>
        </text:list-item>
        <text:list-item>
          <text:p text:style-name="P54">wird Brockensüchtig gemacht</text:p>
        </text:list-item>
      </text:list>
      <text:p text:style-name="P2"/>
      <text:p text:style-name="P2">Goran Witten</text:p>
      <text:list xml:id="list7222516777686288038" text:style-name="L21">
        <text:list-item>
          <text:p text:style-name="P55"><text:soft-page-break/>Sprecher der Kaufmannsgilde im Rat </text:p>
        </text:list-item>
        <text:list-item>
          <text:p text:style-name="P55">Dick, gemächlich, doch mit scharfem Verstand fürs Geschäft </text:p>
        </text:list-item>
        <text:list-item>
          <text:p text:style-name="P55">arbeitet mit Arghan Howl zusammen, bezieht seine Waren von ihm</text:p>
        </text:list-item>
        <text:list-item>
          <text:p text:style-name="P55">Ist dort angekommen, wo er hinwollte, und nutzt seine <text:span text:style-name="T5">Position</text:span> aus, um Profit machen zu können, sich einen Wettbewerbsvorteil zu verschaffen</text:p>
        </text:list-item>
      </text:list>
      <text:p text:style-name="P2"/>
      <text:p text:style-name="P5">Ratsmitglied Pottner</text:p>
      <text:p text:style-name="P5">- Finanzminister</text:p>
      <text:p text:style-name="P2"/>
      <text:p text:style-name="P4">Laya</text:p>
      <text:p text:style-name="P4">- Tochter eines Hauptmanns der Wache</text:p>
      <text:p text:style-name="P4">- von Varg gekidnappt, um Vater zu erpressen</text:p>
      <text:p text:style-name="P4">- hasst ihren Vater, weil sie ihn einmal töten gesehen hat</text:p>
      <text:p text:style-name="P4">- zwölf Jahre alt, Kinderglauben</text:p>
      <text:p text:style-name="P4">- lebt in Jorans Labor, Interesse an Wissenschaft vertreibt ihr die Langeweile</text:p>
      <text:p text:style-name="P4">- führt mit Joran lange Gespräche über Glauben und Wissenschaft</text:p>
      <text:p text:style-name="P2"/>
      <text:p text:style-name="P2">Der Eunuch</text:p>
      <text:p text:style-name="P3">- <text:span text:style-name="T14">Herkunft unbekannt, keine Identität mehr </text:span></text:p>
      <text:p text:style-name="P3">- Wut auf Götter – Rebellion gegen Götter</text:p>
      <text:p text:style-name="P2">- ungerecht, unwürdig, ungütig</text:p>
      <text:p text:style-name="P2">- als Kind kastriert</text:p>
      <text:p text:style-name="P2">- Männer sind unfrei, geknechtet durch Trieb</text:p>
      <text:p text:style-name="P2">- Rebell aus Prinzip, aus Freiheitsdrang</text:p>
      <text:p text:style-name="P2">- Freiheit ist alles, was ihm noch geblieben ist</text:p>
      <text:p text:style-name="P2">- seine Identität ist irrelevant, kein Name – was zählt ist die Idee der Rebellion</text:p>
      <text:p text:style-name="P2">- nimmt Zerstörung und böse Taten auf seine Kappe, verzichtet aber auf Macht, damit gute Menschen den Job übernehmen können</text:p>
      <text:p text:style-name="P2">- Wissen schafft Freiheit, Wissen statt Glauben</text:p>
      <text:p text:style-name="P2">- Freiheit endet, wenn man das notwendige einsieht; das N. hängt aber davon ab, was man will. Da er nichts will, ist nichts so wichtig wie die reine Wahlfreiheit – sich nicht gegen seinen Willen entscheiden zu können, ist ihm unverständlich.</text:p>
      <text:p text:style-name="P2">- erster Wombatzüchter</text:p>
      <text:p text:style-name="P2"/>
      <text:p text:style-name="P6">Giulia <text:span text:style-name="T11">von Hartlingen</text:span></text:p>
      <text:p text:style-name="P6">- <text:span text:style-name="T11">Thorns kleine Schwester</text:span></text:p>
      <text:p text:style-name="P6">- <text:span text:style-name="T11">mit Thorn im ersten Bezirk aufgewachsen, alter Adel</text:span></text:p>
      <text:p text:style-name="P6">- <text:span text:style-name="T11">in der Jugend Affäre mit Thorn</text:span></text:p>
      <text:p text:style-name="P6">- <text:span text:style-name="T11">dabei erwischt und ausgestoßen, während Thorn von ihrem Vater in den Orden geschickt wird</text:span></text:p>
      <text:p text:style-name="P7">- treibt sich auf der Straße herum, lernt Willkür der Männer kennen</text:p>
      <text:p text:style-name="P7">- trifft Eunuchen, lernt Bormagie als seine Gehilfin, er predigt ihr Willensfreiheit statt Rache</text:p>
      <text:p text:style-name="P6">- <text:span text:style-name="T11">Eunuch: du hast die Freiheit bereits gefunden und sollst dich auf Wissensmehrung konzentrieren</text:span></text:p>
      <text:p text:style-name="P6">- <text:span text:style-name="T11">Giulia findet die Rebellion wichtiger und stellt fest, dass sie Rache will</text:span></text:p>
      <text:p text:style-name="P6">- <text:span text:style-name="T11">Giulia brennt das Haus ihrer Familie mit allen darin nieder</text:span></text:p>
      <text:p text:style-name="P6">- <text:span text:style-name="T11">Eunuch verurteilt sie nicht, aber ist traurig, dass sie nicht so weit ist, Weisheit zu verstehen, Auflehnung mit Grausamkeit verwechselt – Giulia: Welt war grausam zu mir, so muss Auflehnung aussehen</text:span></text:p>
      <text:p text:style-name="P6">- <text:span text:style-name="T11">Giulia verschwindet und schwebt auf den anderen Kontinent, lernt dort die Blutgöttin kennen, schließt sich den Pantherinnen an</text:span></text:p>
      <text:p text:style-name="P6"/>
      <text:p text:style-name="P6"/>
      <text:p text:style-name="P8">Stepanie</text:p>
      <text:p text:style-name="P8">- lebt im achten Bezirk, arbeitslos, Frau eines Ehrbaren Diebes, Tochter (Mia) im Alter von acht Jahren</text:p>
      <text:p text:style-name="P8">- ihr Bruder (Orst) ist als kleiner Junge zum Orden gegangen, und nun lehrender Inquisitor, versorgt sie immer mal wieder mit Essen und Geld, sie muss den Job ihres Mannes vor ihm verheimlichen</text:p>
      <text:p text:style-name="P8">- Mann (Hunnar) stirbt bei Revolte gegen Magister Thorn, sie sucht sich einen Job bei Arghan Howl, <text:span text:style-name="T31">und</text:span>/<text:span text:style-name="T31">oder wird Informantin für Marcin</text:span></text:p>
      <text:p text:style-name="P8">- Tochter geht auf Jorans Schule, als sie eröffnet wird</text:p>
      <text:h text:style-name="P137" text:outline-level="1"><text:bookmark-start text:name="__RefHeading__7923_534860334"/>Fraktionen <text:bookmark-end text:name="__RefHeading__7923_534860334"/></text:h>
      <text:p text:style-name="P2"/>
      <text:p text:style-name="P2">Rat Lagons</text:p>
      <text:list xml:id="list3306363477589076064" text:style-name="L22">
        <text:list-item>
          <text:p text:style-name="P56">korruptes Parlament</text:p>
        </text:list-item>
        <text:list-item>
          <text:p text:style-name="P56">Kommando über Miliz</text:p>
        </text:list-item>
        <text:list-item>
          <text:p text:style-name="P56">Bürokratieapparat mit Verwaltung</text:p>
        </text:list-item>
        <text:list-item>
          <text:p text:style-name="P56">treiben Steuern ein</text:p>
        </text:list-item>
        <text:list-item>
          <text:p text:style-name="P133">Berater, Bürokraten, Lobbyisten, Gesellschaftliche Vertreter, Hauptleute, Inquisitoren, Kaufleute, Fabrikanten</text:p>
        </text:list-item>
      </text:list>
      <text:p text:style-name="P2"/>
      <text:p text:style-name="P2">Orden der Flamme/Inquisition</text:p>
      <text:list xml:id="list3844375628953529475" text:style-name="L23">
        <text:list-item>
          <text:p text:style-name="P57">Glaube des kleinen Mannes</text:p>
        </text:list-item>
        <text:list-item>
          <text:p text:style-name="P57">besteht aus Inquisitoren</text:p>
        </text:list-item>
        <text:list-item>
          <text:p text:style-name="P57">Antimagische Einstellung, verfolgt Magier</text:p>
        </text:list-item>
        <text:list-item>
          <text:p text:style-name="P57">Göttliche Feuersplitter als Festigung ihrer Macht </text:p>
        </text:list-item>
        <text:list-item>
          <text:p text:style-name="P57">Zölibat, sexuelle Abstinenz</text:p>
        </text:list-item>
        <text:list-item>
          <text:p text:style-name="P57">Große Macht über Bürger, durch Manipulation im Gottesdienst</text:p>
        </text:list-item>
      </text:list>
      <text:p text:style-name="P2"/>
      <text:p text:style-name="P2">Loge innovativer Eliten</text:p>
      <text:list xml:id="list5774104395405773389" text:style-name="L24">
        <text:list-item>
          <text:p text:style-name="P58">Wirtschaftsbosse</text:p>
        </text:list-item>
        <text:list-item>
          <text:p text:style-name="P58">Intellektueller Verbund von Erfindern</text:p>
        </text:list-item>
        <text:list-item>
          <text:p text:style-name="P58">kapitalistische Ausbeuter</text:p>
        </text:list-item>
        <text:list-item>
          <text:p text:style-name="P58">führen Universität </text:p>
        </text:list-item>
        <text:list-item>
          <text:p text:style-name="P58">heimliche magische Forschungen</text:p>
        </text:list-item>
        <text:list-item>
          <text:p text:style-name="P58">Fabrikführer</text:p>
        </text:list-item>
      </text:list>
      <text:p text:style-name="P2"/>
      <text:p text:style-name="P2">die ehrbaren Diebe</text:p>
      <text:list xml:id="list7272472948535819401" text:style-name="L25">
        <text:list-item>
          <text:p text:style-name="P59">Mafiabosse, die ihr Geld mit Brockenhandel, Prostitution, Raub, Auftragsmord und vor allem Informationen verdienen</text:p>
        </text:list-item>
        <text:list-item>
          <text:p text:style-name="P59">Organisationen funktionieren nach Gefallen gegen Gefallen, Ruf ist sehr wichtig für einen Dieb</text:p>
        </text:list-item>
        <text:list-item>
          <text:p text:style-name="P59">große Rivalitäten zB um Reviere</text:p>
        </text:list-item>
        <text:list-item>
          <text:p text:style-name="P59">Intrigant wie sonst was</text:p>
        </text:list-item>
        <text:list-item>
          <text:p text:style-name="P59">Diebe leben nicht lang</text:p>
        </text:list-item>
        <text:list-item>
          <text:p text:style-name="P59">Gefallen sind Währung unter Dieben, wer einen Gefallen nicht zurückgibt, verliert seinen Ruf und kriegt nie wieder einen Gefallen</text:p>
        </text:list-item>
        <text:list-item>
          <text:p text:style-name="P59">Diebe helfen Armen gegen Gefallen</text:p>
        </text:list-item>
      </text:list>
      <text:p text:style-name="P2"/>
      <text:p text:style-name="P9">Thornische Ureinwohner </text:p>
      <text:list xml:id="list8153062724313880442" text:style-name="L26">
        <text:list-item>
          <text:p text:style-name="P75">geprägt von Sexismus, Kannibalismus, Blutmagie, Inzestclans</text:p>
        </text:list-item>
        <text:list-item>
          <text:p text:style-name="P75">Hass auf den Wassergott</text:p>
        </text:list-item>
        <text:list-item>
          <text:p text:style-name="P75">Homoerotik als edle Liebe</text:p>
        </text:list-item>
        <text:list-item>
          <text:p text:style-name="P75">kein eigener Name für das Land, keine einheitliche Regierung</text:p>
        </text:list-item>
        <text:list-item>
          <text:p text:style-name="P75">Frauen sehen sich selbst als Menschen zweiter Klasse</text:p>
        </text:list-item>
        <text:list-item>
          <text:p text:style-name="P75">Stämme bilden Dörfer </text:p>
        </text:list-item>
        <text:list-item>
          <text:p text:style-name="P75">Stadtmenschen</text:p>
          <text:list>
            <text:list-item>
              <text:p text:style-name="P75">Ackerbau im Flussdelta</text:p>
            </text:list-item>
          </text:list>
        </text:list-item>
        <text:list-item>
          <text:p text:style-name="P75">Nomaden</text:p>
          <text:list>
            <text:list-item>
              <text:p text:style-name="P75">Viehzucht in der Wüste</text:p>
            </text:list-item>
            <text:list-item>
              <text:p text:style-name="P75">Handel</text:p>
            </text:list-item>
          </text:list>
        </text:list-item>
        <text:list-item>
          <text:p text:style-name="P75">Dschungeldörfer</text:p>
          <text:list>
            <text:list-item>
              <text:p text:style-name="P75">Jagen&amp;Sammeln</text:p>
            </text:list-item>
          </text:list>
        </text:list-item>
        <text:list-item>
          <text:p text:style-name="P75">Schamanen haben gehobene, Stammexterne Stellung</text:p>
        </text:list-item>
        <text:list-item>
          <text:p text:style-name="P75">Wombats heilige Tiere</text:p>
        </text:list-item>
      </text:list>
      <text:p text:style-name="P9"/>
      <text:p text:style-name="P9"><text:soft-page-break/>A'kradizz</text:p>
      <text:list xml:id="list5185644033639464665" text:style-name="L27">
        <text:list-item>
          <text:p text:style-name="P76">Rebellen gegen Ureinwohner</text:p>
        </text:list-item>
        <text:list-item>
          <text:p text:style-name="P76">verehren den Wassergott, seine Nachkommen</text:p>
        </text:list-item>
        <text:list-item>
          <text:p text:style-name="P76">benutzen Artefakte aus Tempeln </text:p>
        </text:list-item>
      </text:list>
      <text:p text:style-name="P9"/>
      <text:p text:style-name="P9">Pantherinnen</text:p>
      <text:list xml:id="list85056351157315838" text:style-name="L28">
        <text:list-item>
          <text:p text:style-name="P77">Frauenrechtler-Untergrundorganisation</text:p>
        </text:list-item>
        <text:list-item>
          <text:p text:style-name="P77">Terroristisch</text:p>
        </text:list-item>
        <text:list-item>
          <text:p text:style-name="P77">Männerhass</text:p>
        </text:list-item>
        <text:list-item>
          <text:p text:style-name="P77">Blutmagie aus Periodenblut</text:p>
        </text:list-item>
        <text:list-item>
          <text:p text:style-name="P77">machen keinen Unterschied zwischen Gegnern</text:p>
        </text:list-item>
        <text:list-item>
          <text:p text:style-name="P77">ständig auf brocken </text:p>
        </text:list-item>
      </text:list>
      <text:h text:style-name="P137" text:outline-level="1"><text:bookmark-start text:name="__RefHeading__7925_534860334"/>Handlung<text:bookmark-end text:name="__RefHeading__7925_534860334"/></text:h>
      <text:p text:style-name="P9"/>
      <text:h text:style-name="Heading_20_2" text:outline-level="2"><text:bookmark-start text:name="__RefHeading__7927_534860334"/>Prolog<text:bookmark-end text:name="__RefHeading__7927_534860334"/></text:h>
      <text:list xml:id="list4299137406833191964" text:style-name="L29">
        <text:list-item>
          <text:p text:style-name="P102">Einführungskapitel mit Thorn (und evtl Varg)?</text:p>
        </text:list-item>
        <text:list-item>
          <text:p text:style-name="P78">Dania nimmt eine Nase Brocken und treibt es mit einem Freier</text:p>
        </text:list-item>
        <text:list-item>
          <text:p text:style-name="P78">als er fertig und benommen ist, klaut sie ihm die Brieftasche und versucht zu fliehen</text:p>
        </text:list-item>
        <text:list-item>
          <text:p text:style-name="P78">Er erwischt sie, schlägt sie zusammen, raubt sie aus und lässt sie liegen</text:p>
        </text:list-item>
        <text:list-item>
          <text:p text:style-name="P78">Marcin findet sie so am Straßenrand, bietet ihr nen Schlafplatz an</text:p>
        </text:list-item>
        <text:list-item>
          <text:p text:style-name="P78">Marcin bietet ihr den Job als Spionin für ihn an, weil er sein Territorium ausweiten will, gegen Brocken als Bezahlung</text:p>
        </text:list-item>
        <text:list-item>
          <text:p text:style-name="P78">Dania schaltet für ihn einen rivalisierenden Brockendealer aus</text:p>
        </text:list-item>
        <text:list-item>
          <text:p text:style-name="P78">Seine Kumpanen verfolgen Dania</text:p>
        </text:list-item>
      </text:list>
      <text:p text:style-name="P9"/>
      <text:h text:style-name="Heading_20_2" text:outline-level="2"><text:bookmark-start text:name="__RefHeading__7929_534860334"/>Akt 1<text:bookmark-end text:name="__RefHeading__7929_534860334"/></text:h>
      <text:list xml:id="list3061616544774535154" text:style-name="L30">
        <text:list-item>
          <text:p text:style-name="P79">Zusammenfinden von Thorn und Dania</text:p>
          <text:list>
            <text:list-item>
              <text:p text:style-name="P79">Thorn wird aus den heiligen Hallen des Ordens geprügelt, nachdem man ihm seine <text:s/>entrissen hat</text:p>
            </text:list-item>
            <text:list-item>
              <text:p text:style-name="P79">in seiner Robe fällt er auf die schmutzige Straße </text:p>
            </text:list-item>
            <text:list-item>
              <text:p text:style-name="P79">Blind vor Wut und Verzweiflung und mit lauter Fragen und Hass im Kopf stiert er durch die Straßen der Stadt, ohne zu merken, dass er in die schlechteren Gegenden kommt</text:p>
            </text:list-item>
            <text:list-item>
              <text:p text:style-name="P79">Dania kommt verzweifelt um die Ecke gerannt</text:p>
            </text:list-item>
            <text:list-item>
              <text:p text:style-name="P79">Dania: „hilf mir, ich tue alles, was du willst!“</text:p>
            </text:list-item>
            <text:list-item>
              <text:p text:style-name="P79">Thorn jagt ihren Häschern Angst ein und labert i-was von die heilige Flamme komme über sie, wenn sie sich nicht sofort verpissen</text:p>
            </text:list-item>
            <text:list-item>
              <text:p text:style-name="P79">Dania ist gerettet und will sich für ihn ausziehen, als Thorn sagt, dass er sinnvollere Aufgaben für sie hat</text:p>
            </text:list-item>
          </text:list>
        </text:list-item>
        <text:list-item>
          <text:p text:style-name="P79">Macht für Marcin</text:p>
          <text:list>
            <text:list-item>
              <text:p text:style-name="P79">Dania bringt Thorn zu Marcin, der ihm Unterkunft gibt</text:p>
            </text:list-item>
            <text:list-item>
              <text:p text:style-name="P79">die drei hecken einen Plan aus, um den Boss Marcins, Kenin, zu töten und Marcin den Platz zu verschaffen, Thorn gibt mit seiner Macht an, damit Marcin Nutzen an ihm findet</text:p>
            </text:list-item>
            <text:list-item>
              <text:p text:style-name="P79">Thorn trifft sich mit Varg, fragt ihn um Unterstützung </text:p>
            </text:list-item>
            <text:list-item>
              <text:p text:style-name="P79">Thorn lehrt Dania einen leichten Illusionszauber, mit dem sie sich in Kenins Wohnung schleicht und ihm tödliches Brocken untermischt</text:p>
            </text:list-item>
            <text:list-item>
              <text:p text:style-name="P79">Marcin wird als rechte Hand Kenins Nachfolger</text:p>
            </text:list-item>
          </text:list>
        </text:list-item>
      </text:list>
      <text:p text:style-name="P9"/>
      <text:h text:style-name="Heading_20_2" text:outline-level="2"><text:bookmark-start text:name="__RefHeading__7931_534860334"/>Akt 2<text:bookmark-end text:name="__RefHeading__7931_534860334"/></text:h>
      <text:list xml:id="list11239960728957" text:continue-numbering="true" text:style-name="L30">
        <text:list-item>
          <text:p text:style-name="P79">Kontakt zur Loge herstellen</text:p>
          <text:list>
            <text:list-item>
              <text:p text:style-name="P79">Arghan Howl wurde früher der Magie beschuldigt, weil er Magier in seinem Dienst hatte, wurde jedoch aufgrund seiner Position freigesprochen</text:p>
            </text:list-item>
            <text:list-item>
              <text:p text:style-name="P79">Thorn nimmt Kontakt zu ihm auf und gründet Zusammenarbeit auf ideologischer Basis gegen den Orden</text:p>
            </text:list-item>
            <text:list-item>
              <text:p text:style-name="P79">Dania und Varg werden Schüler und Versuchskaninchen für Joran, tief in Howls Geheimlabor</text:p>
            </text:list-item>
            <text:list-item>
              <text:p text:style-name="P79">Dania macht mit, weil ihre magischen Fähigkeiten sie faszinieren, und weil sie an reineres Brocken kommt </text:p>
            </text:list-item>
            <text:list-item>
              <text:p text:style-name="P79">Varg macht mit, weil er hofft, dass Magie die Welt besser machen kann, wenn sie sicher genutzt werden kann. Thorn will ihn in dem Job haben, damit er etwas gegen ihn in der Hand hat</text:p>
            </text:list-item>
            <text:list-item>
              <text:p text:style-name="P79">Ein A'kradizz, der übers Meer her geschwommen ist und total fertig, taucht auf, und erzählt mit seinen letzten Worten von den Wassersplittern und seinem Gott. Joran verwendet seine <text:soft-page-break/>Überreste für Feuerlöschbor</text:p>
            </text:list-item>
            <text:list-item>
              <text:p text:style-name="P79">Dania begehrt Varg, weil er als erster Mann sie nicht will</text:p>
            </text:list-item>
            <text:list-item>
              <text:p text:style-name="P79">Joran verliebt sich in Dania, weil Frau</text:p>
            </text:list-item>
            <text:list-item>
              <text:p text:style-name="P79">Dania verführt Varg</text:p>
            </text:list-item>
            <text:list-item>
              <text:p text:style-name="P79">während ihrer Monatelangen Ausbildung setzen sie weiter die Intrigen Thorns durch.</text:p>
            </text:list-item>
          </text:list>
        </text:list-item>
        <text:list-item>
          <text:p text:style-name="P79">Thorns Aufstieg</text:p>
          <text:list>
            <text:list-item>
              <text:p text:style-name="P79">Howl besorgt ihm ein Verwaltungsamt in Marcins Bezirk, nachdem Dania den Vorgänger beseitigt</text:p>
            </text:list-item>
            <text:list-item>
              <text:p text:style-name="P79">Hakun, der alles in der Stadt sieht, wird auf Marcin aufmerksam – Marcin bietet ihm seine Hilfe gegen die Diebe im Austausch gegen Schutz an.</text:p>
            </text:list-item>
            <text:list-item>
              <text:p text:style-name="P79">Marcin zettelt einen Aufstand mehrerer Diebe an, den Thorn blutig niederschlägt.</text:p>
            </text:list-item>
            <text:list-item>
              <text:p text:style-name="P79">Hakun hat Dragan in seinen Diensten, weil er sein Geheimnis kennt</text:p>
            </text:list-item>
            <text:list-item>
              <text:p text:style-name="P79">Dragan merkt, dass Marcin Hakun ausspioniert, und bietet ihm seine Hilfe an, Hakun aus dem Weg zu räumen</text:p>
            </text:list-item>
            <text:list-item>
              <text:p text:style-name="P79">Dania, Marcin und Varg ermorden Hakun mithilfe von Informationen von Dragan</text:p>
            </text:list-item>
            <text:list-item>
              <text:p text:style-name="P79">Arghan plant mit Thorns Genehmigung den Bau einer Schule im achten Bezirk</text:p>
            </text:list-item>
            <text:list-item>
              <text:p text:style-name="P79"><text:span text:style-name="T3">(</text:span>Dania forscht im Leben Hauptmann Dragans nach und findet seine Homosexualität heraus<text:span text:style-name="T3">)</text:span></text:p>
              <text:list>
                <text:list-item>
                  <text:p text:style-name="P105">Marcin macht sich an Dragan heran, es klappt aber nicht, wegen Misstrauen</text:p>
                </text:list-item>
                <text:list-item>
                  <text:p text:style-name="P105">Marcin findet Beweise für Dragans Homosexualität, um ihn auf mehrere Arten gleichzeitig kontrollieren zu können</text:p>
                </text:list-item>
                <text:list-item>
                  <text:p text:style-name="P105">Dragan verzeiht ihm das aber (erstmal) nicht, arbeitet gezwungenermaßen mit ihm zusammen, kann sich aber keine Beziehung mit ihm vorstellen</text:p>
                </text:list-item>
              </text:list>
            </text:list-item>
            <text:list-item>
              <text:p text:style-name="P79"><text:span text:style-name="T3">Marcin</text:span> erpresst Dragan damit und sichert sich so seine Unterstützung</text:p>
            </text:list-item>
            <text:list-item>
              <text:p text:style-name="P106">Thorn eröffnet mit Arghan und Joran eine Schule, auf der die Schüler selbst experimentieren können.</text:p>
            </text:list-item>
            <text:list-item>
              <text:p text:style-name="P80">Thorn wird <text:span text:style-name="T4">wegen seiner Leistungen im achten Bezirk </text:span>zum Ratsmitglied ernannt.</text:p>
            </text:list-item>
            <text:list-item>
              <text:p text:style-name="P79">Dania ermordet den Patrizier </text:p>
            </text:list-item>
            <text:list-item>
              <text:p text:style-name="P79">Thorn ergreift mit Unterstützung Howls und Dragans die Macht und lässt sich zum Patrizier <text:span text:style-name="T5">wählen</text:span></text:p>
            </text:list-item>
            <text:list-item>
              <text:p text:style-name="P79">Dania wendet sich an Howl wegen Aufträgen, ohne Thorn Bescheid zu sagen, für mehr Unabhängigkeit. Howl verrät sie, weil er Thorns Unterstützung für wichtiger befindet.</text:p>
            </text:list-item>
            <text:list-item>
              <text:p text:style-name="P79">Thorn vergiftet Dania</text:p>
            </text:list-item>
          </text:list>
        </text:list-item>
      </text:list>
      <text:p text:style-name="P9"/>
      <text:h text:style-name="Heading_20_2" text:outline-level="2"><text:bookmark-start text:name="__RefHeading__7933_534860334"/>Akt 3<text:bookmark-end text:name="__RefHeading__7933_534860334"/></text:h>
      <text:list xml:id="list3801705568952784174" text:style-name="L31">
        <text:list-item>
          <text:p text:style-name="P81">Vargs Doppelleben</text:p>
          <text:list>
            <text:list-item>
              <text:p text:style-name="P81">Thorn erzählt Joran und Varg, dass Dania im Kampf ums Leben gekommen ist</text:p>
            </text:list-item>
            <text:list-item>
              <text:p text:style-name="P81">Varg und Joran sind erschüttert über den Tod Danias</text:p>
            </text:list-item>
            <text:list-item>
              <text:p text:style-name="P81">Thorn: Loyalität der Hauptleute sicherstellen</text:p>
              <text:list>
                <text:list-item>
                  <text:p text:style-name="P81">ein Exempel statuieren, <text:span text:style-name="T25">den Sergeant töten, um den Hauptmann bei der Stange zu halten</text:span></text:p>
                </text:list-item>
                <text:list-item>
                  <text:p text:style-name="P81">vom einen die Tochter kidnappen, <text:span text:style-name="T5">Laya</text:span></text:p>
                </text:list-item>
                <text:list-item>
                  <text:p text:style-name="P81">und einen Brocken-süchtig machen</text:p>
                </text:list-item>
              </text:list>
            </text:list-item>
            <text:list-item>
              <text:p text:style-name="P107">Laya wird in Jorans Labor eingesperrt, der nett zu ihr sein will, und selbst depressiv ist</text:p>
            </text:list-item>
            <text:list-item>
              <text:p text:style-name="P82">Varg wendet sich an Isigor, weil Thorns Machenschaften ihm langsam suspekt werden</text:p>
            </text:list-item>
            <text:list-item>
              <text:p text:style-name="P82">Isigor: bring mir Informationen, belausche Thorn &amp; Marcin; Varg erfährt, dass Thorn Dania getötet hat</text:p>
            </text:list-item>
            <text:list-item>
              <text:p text:style-name="P81">Isigor: zerstöre eine Fabrik Howls. </text:p>
              <text:list>
                <text:list-item>
                  <text:p text:style-name="P81">Varg klaut Schutzmagie, die gut für die Welt wäre und zu schade zum vernichten</text:p>
                </text:list-item>
              </text:list>
            </text:list-item>
            <text:list-item>
              <text:p text:style-name="P81">Thorn: töte Ratsinquisitor Callen. Sinya sieht es, Varg verschont ihn</text:p>
              <text:list>
                <text:list-item>
                  <text:p text:style-name="P81">Thorn kann die Legalisierung von Luftkutschen durchsetzen, Varg erhält einen Flammensplitter; es wird verbreitet, dass es das Werk von Terroristen war</text:p>
                </text:list-item>
                <text:list-item>
                  <text:p text:style-name="P81">Isigor gibt Varg einen weiteren Flammensplitter, und schickt ihn auf die Jagd nach dem Mörder des Ratsinquisitors, nach dem <text:span text:style-name="T2">anderen T</text:span>erroristen</text:p>
                </text:list-item>
              </text:list>
            </text:list-item>
            <text:list-item>
              <text:p text:style-name="P81">Thorn: stiehl Lehrplan aus den Heiligen Hallen</text:p>
            </text:list-item>
            <text:list-item>
              <text:p text:style-name="P81"><text:soft-page-break/>Isigor ernennt Varg zum Inquisitor und gibt ihm eine sehr zentrale Kirche zum predigen</text:p>
              <text:list>
                <text:list-item>
                  <text:p text:style-name="P81">Varg predigt entweder für Magie, für soziale Gerechtigkeit, für starken Glauben oder für mehr Sicherheitspolitik</text:p>
                </text:list-item>
                <text:list-item>
                  <text:p text:style-name="P81">Isigor weist Varg Sinya als Novizen zu</text:p>
                </text:list-item>
              </text:list>
            </text:list-item>
            <text:list-item>
              <text:p text:style-name="P81">Isigor: konfisziere im Namen des Ordens Howls Baupläne für eine Luftkutsche</text:p>
            </text:list-item>
            <text:list-item>
              <text:p text:style-name="P81">Thorn: bedrohe den Inquisitor, der für die Lehrpläne zuständig ist, damit er keine Angst vor dem Wasser verbreitet und klau die Baupläne zurück – <text:span text:style-name="T10">Inquisitor soll stattdessen wissenschaftliche Erkenntnisse von Jorans Schule verbreiten</text:span></text:p>
              <text:list>
                <text:list-item>
                  <text:p text:style-name="P81">Joran beginnt, eine Luftkutsche zu bauen, die Wasser als Treibstoff benutzt</text:p>
                </text:list-item>
              </text:list>
            </text:list-item>
            <text:list-item>
              <text:p text:style-name="P81">Marcin entführt Sinya, um ein Druckmittel gegen Varg zu haben, Varg befreit Sinya und bringt ihn in seinem Versteck unter </text:p>
            </text:list-item>
            <text:list-item>
              <text:p text:style-name="P81">Isigor: sammle Informationen über Marcin</text:p>
              <text:list>
                <text:list-item>
                  <text:p text:style-name="P81">Varg findet Marcins Homosexualität heraus: Isigor lässt Marcin festnehmen und verurteilt ihn zum Tode</text:p>
                </text:list-item>
              </text:list>
            </text:list-item>
            <text:list-item>
              <text:p text:style-name="P81">Thorn: rette Marcin vor dem Scheiterhaufen; Varg setzt gestohlene Schutzmagie ein</text:p>
              <text:list>
                <text:list-item>
                  <text:p text:style-name="P81">Isigor findet Sinya, der ihm sagt, dass Varg Callen getötet hat</text:p>
                </text:list-item>
                <text:list-item>
                  <text:p text:style-name="P81">Thorn und Isigor eröffnen die Jagd auf Varg, der Orden, die Diebe und die Armee jagen ihn</text:p>
                </text:list-item>
              </text:list>
            </text:list-item>
            <text:list-item>
              <text:p text:style-name="P81">Varg und Marcin verstecken sich bei Joran</text:p>
            </text:list-item>
            <text:list-item>
              <text:p text:style-name="P81">Varg wagt ein Attentat auf Thorn. Sein Flammensplitter ist mächtiger, und er erkennt, dass Thorn einmal geliebt haben muss. In diesem Moment trifft ihn ein Bolzen von Marcin.</text:p>
            </text:list-item>
            <text:list-item>
              <text:p text:style-name="P81">Thorn bietet Marcin zur Belohnung die Möglichkeit, in Thornien unterzutauchen und die Expedition nach Wassersplittern zu leiten</text:p>
            </text:list-item>
          </text:list>
        </text:list-item>
        <text:list-item>
          <text:p text:style-name="P81">Der Aufbau einer Schule</text:p>
          <text:list>
            <text:list-item>
              <text:p text:style-name="P81">im achten Bezirk soll die erste Schule der Wissenschaft entstehen</text:p>
            </text:list-item>
            <text:list-item>
              <text:p text:style-name="P81">Joran muss erst die Lehrer ausbilden / <text:span text:style-name="T5">als Lehrer werden einfach random Leute mit Lebenserfahrung herangezogen, die Schüler sollen aus verschiedenen gesellschaftlichen Schichten kommen</text:span></text:p>
            </text:list-item>
            <text:list-item>
              <text:p text:style-name="P108">Laya wird in Jorans Labor eingesperrt, der nett zu ihr sein will, und selbst depressiv ist</text:p>
            </text:list-item>
            <text:list-item>
              <text:p text:style-name="P81">Fächer: Konstruktion/Statik, Chemie, Gesellschaft, Finanzen, Historie, <text:span text:style-name="T5">Biologie, </text:span></text:p>
            </text:list-item>
            <text:list-item>
              <text:p text:style-name="P81">Undercoveragent des Ordens schleußt sich ein, <text:span text:style-name="T8">auch um Varg zu überwachen</text:span> </text:p>
            </text:list-item>
            <text:list-item>
              <text:p text:style-name="P81">Joran ertappt ihn beim durchwühlen von Unterlagen und überwältigt und tötet ihn mithilfe von einer Bor-Mischung</text:p>
            </text:list-item>
            <text:list-item>
              <text:p text:style-name="P119"><text:span text:style-name="T20">Laya </text:span><text:span text:style-name="T21">missglückt magisches Experiment, sodass sie unfruchtbar wird und ihre erste Periode nicht bekommt, nur dunkler Staub kommt bei ihr raus, Joran ist überfordert</text:span></text:p>
            </text:list-item>
            <text:list-item>
              <text:p text:style-name="P109"><text:span text:style-name="T7">Laya </text:span>lebt in Jorans Labor, Interesse an Wissenschaft vertreibt ihr die Langeweile</text:p>
            </text:list-item>
            <text:list-item>
              <text:p text:style-name="P110">Laya verliebt sich in Joran, sie ist ihm zu jung und Abhängigkeitsverhältnis ist auch scheiße</text:p>
            </text:list-item>
          </text:list>
        </text:list-item>
      </text:list>
      <text:p text:style-name="P9"/>
      <text:h text:style-name="Heading_20_2" text:outline-level="2"><text:bookmark-start text:name="__RefHeading__7952_534860334"/><text:span text:style-name="T15">Vor</text:span>spiel<text:bookmark-end text:name="__RefHeading__7952_534860334"/></text:h>
      <text:list xml:id="list4430255726586786942" text:style-name="L32">
        <text:list-item>
          <text:p text:style-name="P111">Thorn</text:p>
          <text:list>
            <text:list-item>
              <text:p text:style-name="P134"><text:span text:style-name="T13">frommer, </text:span><text:span text:style-name="T12">liebender Vater</text:span></text:p>
            </text:list-item>
            <text:list-item>
              <text:p text:style-name="P111">teilnahmslose Mutter, die in Psychose vor sich hin dämmert</text:p>
            </text:list-item>
            <text:list-item>
              <text:p text:style-name="P111">Giulia und er werden von Vater unterrichtet, <text:span text:style-name="T14">Vater füttert Thorns Selbstbewusstsein</text:span></text:p>
            </text:list-item>
            <text:list-item>
              <text:p text:style-name="P111">Urlaub in Landhaus im elften Bezirk </text:p>
            </text:list-item>
            <text:list-item>
              <text:p text:style-name="P111">Giulia und Thorn verbringen viel Zeit in den Feldern, sehen Tieren beim paaren zu</text:p>
            </text:list-item>
            <text:list-item>
              <text:p text:style-name="P111">Giulia und Thorn <text:span text:style-name="T14">schlafen miteinander</text:span>, ohne wirklich zu wissen, was sie tun, aber es gefällt ihnen </text:p>
            </text:list-item>
          </text:list>
        </text:list-item>
        <text:list-item>
          <text:p text:style-name="P111">Giulia</text:p>
          <text:list>
            <text:list-item>
              <text:p text:style-name="P111">Beginn: sie wird von Thorn genommen</text:p>
            </text:list-item>
            <text:list-item>
              <text:p text:style-name="P111">sie besucht ihre Mutter und erzählt ihr wie immer von ihrem Tag, die ist aber Teilnahmslos</text:p>
            </text:list-item>
            <text:list-item>
              <text:p text:style-name="P112">Unterrichtsstunde bei Vater</text:p>
            </text:list-item>
            <text:list-item>
              <text:p text:style-name="P112">Thorn zeigt ihr Masturbation, scheint es zu genießen, Macht über sie zu haben</text:p>
            </text:list-item>
            <text:list-item>
              <text:p text:style-name="P112">sie besucht ihre Mutter und besorgt es ihr, in der Hoffnung, dass es ihr dann besser geht</text:p>
            </text:list-item>
            <text:list-item>
              <text:p text:style-name="P112">Als es nicht funktioniert läuft sie zu Thorn und will sich von ihm trösten lassen</text:p>
            </text:list-item>
            <text:list-item>
              <text:p text:style-name="P112"><text:soft-page-break/>Vater kommt herein und erwischt die beiden beim Sex – ist vollkommen erschüttert</text:p>
            </text:list-item>
            <text:list-item>
              <text:p text:style-name="P112">jagt sie aus dem Haus, Thorn darf bleiben</text:p>
            </text:list-item>
            <text:list-item>
              <text:p text:style-name="P112">auf der Straße versucht sie klarzukommen, wird im ersten Bezirk überall abgewiesen, Miliz fährt sich in den achten Bezirk</text:p>
            </text:list-item>
            <text:list-item>
              <text:p text:style-name="P112">Mann bringt sie zum Sex, sie beschwert sich, dass es ihr nicht gefällt, er schlägt sie </text:p>
            </text:list-item>
            <text:list-item>
              <text:p text:style-name="P112">sie nimmt den Schlafplatz und das Essen, haut aber am nächsten morgen ab</text:p>
            </text:list-item>
          </text:list>
        </text:list-item>
        <text:list-item>
          <text:p text:style-name="P112">Eunuch</text:p>
          <text:list>
            <text:list-item>
              <text:p text:style-name="P112">streicht mit seinem Wombat durch die Gassen, nackt, aber niemand scheint sich dafür zu interessieren, weil Magie </text:p>
            </text:list-item>
            <text:list-item>
              <text:p text:style-name="P112">erfährt die Geschichten der Menschen um sich herum, redet mit Einzelnen über Normen und warum sie ihnen folgen, alle irritiert</text:p>
            </text:list-item>
            <text:list-item>
              <text:p text:style-name="P112">Giulia sieht ihn und erkennt, dass er nichts anhat, spricht ihn darauf an, auch warum er keinen Penis hat</text:p>
            </text:list-item>
            <text:list-item>
              <text:p text:style-name="P112">er ist total erstaunt, nimmt sie mit und erklärt ihr Götter und Normen </text:p>
            </text:list-item>
            <text:list-item>
              <text:p text:style-name="P112">zeigt ihr Bormagie</text:p>
            </text:list-item>
          </text:list>
        </text:list-item>
        <text:list-item>
          <text:p text:style-name="P112">Thorn</text:p>
          <text:list>
            <text:list-item>
              <text:p text:style-name="P112">Vater ist hin- und hergerissen, will seinen Erben nicht verbannen, fragt ihn nach Motiv </text:p>
            </text:list-item>
            <text:list-item>
              <text:p text:style-name="P112">er erklärt, dass ihn die Macht fasziniert hat </text:p>
            </text:list-item>
            <text:list-item>
              <text:p text:style-name="P112">Vater erkennt, dass seine Erziehung daran schuld ist, er hat ein narzisstisches Monster erschaffen, schickt ihn zum Orden</text:p>
            </text:list-item>
            <text:list-item>
              <text:p text:style-name="P112">er langt beim Orden an und wird wegen seiner Herkunft bevorzugt behandelt </text:p>
            </text:list-item>
            <text:list-item>
              <text:p text:style-name="P112">er ist klug genug und passt sich an, schluckt die Lehren, erkennend, dass er es hier zu etwas bringen kann und endlich die echte Welt anfängt</text:p>
            </text:list-item>
            <text:list-item>
              <text:p text:style-name="P112">redet mit seinem Zimmergenossen über Ordnung und die Welt </text:p>
            </text:list-item>
          </text:list>
        </text:list-item>
        <text:list-item>
          <text:p text:style-name="P112">Giulia</text:p>
          <text:list>
            <text:list-item>
              <text:p text:style-name="P113">wird von Eunuch in Philosophie unterrichtet, fängt an Götter zu hassen</text:p>
            </text:list-item>
            <text:list-item>
              <text:p text:style-name="P113">erhält Lektion in Willensfreiheit</text:p>
            </text:list-item>
            <text:list-item>
              <text:p text:style-name="P113">geht zu ihrem Vater und diskutiert mit ihm über Gott </text:p>
            </text:list-item>
            <text:list-item>
              <text:p text:style-name="P113">sexuelle Traumsequenz mit sie erdrückender Familie und ihrer Auflehnung</text:p>
            </text:list-item>
            <text:list-item>
              <text:p text:style-name="P113">Sie lernt destruktive Bormagie vom Eunuchen, weil Wissen wichtig ist, egal welcher Zweck</text:p>
            </text:list-item>
            <text:list-item>
              <text:p text:style-name="P113">sie brennt Haus ihrer Familie nieder, mit allen darin</text:p>
            </text:list-item>
            <text:list-item>
              <text:p text:style-name="P72">Eunuch verurteilt sie nicht, aber ist traurig, dass sie nicht so weit ist, Weisheit zu verstehen, Auflehnung mit Grausamkeit verwechselt</text:p>
            </text:list-item>
            <text:list-item>
              <text:p text:style-name="P72">Giulia: Welt war grausam zu mir, so muss Auflehnung aussehen</text:p>
            </text:list-item>
            <text:list-item>
              <text:p text:style-name="P113">sie verschwindet und schwebt auf den anderen Kontinent</text:p>
            </text:list-item>
          </text:list>
        </text:list-item>
      </text:list>
      <text:p text:style-name="P16"/>
      <text:p text:style-name="P16"/>
      <text:p text:style-name="P9"/>
      <text:h text:style-name="Heading_20_2" text:outline-level="2"><text:bookmark-start text:name="__RefHeading__7935_534860334"/>Akt 4<text:bookmark-end text:name="__RefHeading__7935_534860334"/></text:h>
      <text:list xml:id="list8922883084014230913" text:style-name="L33">
        <text:list-item>
          <text:p text:style-name="P83">Dragan</text:p>
        </text:list-item>
      </text:list>
      <text:list xml:id="list1284285812306502309" text:style-name="L34">
        <text:list-item>
          <text:p text:style-name="P84">Marcin und Dragan werden beauftragt, in einem fremden Kontinent nach einer Waffe gegen die Artefakte des Ordens zu suchen</text:p>
        </text:list-item>
        <text:list-item>
          <text:p text:style-name="P84">Die beiden müssen sich auf der überfahrt eine Kajüte teilen und kommen sich <text:span text:style-name="T6">wieder</text:span> näher</text:p>
        </text:list-item>
        <text:list-item>
          <text:p text:style-name="P84">erste friedliche Kontaktversuche mit Ureinwohnern, die bei der Suche helfen sollen</text:p>
        </text:list-item>
        <text:list-item>
          <text:p text:style-name="P84">reisen mit Nomaden in den Dschungel, bezahlen mit Handventilatoren</text:p>
        </text:list-item>
        <text:list-item>
          <text:p text:style-name="P84">Unterkunft in Dorf B am Dschungelrand, Hilfe bei Wombats einfangen gegen Informationen</text:p>
        </text:list-item>
        <text:list-item>
          <text:p text:style-name="P84">die beiden finden aufgrund der Informationen einen antiken Tempel, in dem sie einen Feuersplitter finden </text:p>
        </text:list-item>
        <text:list-item>
          <text:p text:style-name="P84">Auf dem Rückweg ins Lager werden sie von C'rahanijz überfallen</text:p>
        </text:list-item>
        <text:list-item>
          <text:p text:style-name="P84">Marcin wird von C'rahanijz entführt</text:p>
        </text:list-item>
      </text:list>
      <text:p text:style-name="P9"/>
      <text:list xml:id="list4213928148293415406" text:style-name="L35">
        <text:list-item>
          <text:p text:style-name="P85">C'rahanijz</text:p>
          <text:list>
            <text:list-item>
              <text:p text:style-name="P85">Marcin wacht in C'rahanijz' Behausung auf, durch Magie gefesselt, und beobachtet ihn bei kannibalistischem Ritual</text:p>
            </text:list-item>
            <text:list-item>
              <text:p text:style-name="P85">Angst um sein Leben </text:p>
            </text:list-item>
            <text:list-item>
              <text:p text:style-name="P85"><text:soft-page-break/>C'rahanijz erklärt ihm, dass er seinen Platz hier hat, solange „sie“ (<text:span text:style-name="T15">Blutgöttin</text:span>) es sagt</text:p>
            </text:list-item>
            <text:list-item>
              <text:p text:style-name="P85">dazwischen geht man als C'rahanijz auf die Jagd nach Blut und Kräutern, von der Stimme geleitet</text:p>
            </text:list-item>
            <text:list-item>
              <text:p text:style-name="P85">während C'rahanijz Kräuter für ein „abschließendes Ritual“ sammelt, wird er von den A'kradizz angegriffen</text:p>
            </text:list-item>
            <text:list-item>
              <text:p text:style-name="P85">er wehrt die erste Welle ab, flüchtet zurück zu Marcin, der gerade vom A'kradizz gefoltert wird</text:p>
            </text:list-item>
            <text:list-item>
              <text:p text:style-name="P85">C'rahanijz befreit ihn, lehrt in einen einfachen Blutzauber, die beiden fliehen</text:p>
            </text:list-item>
          </text:list>
        </text:list-item>
      </text:list>
      <text:p text:style-name="P9"/>
      <text:list xml:id="list8589527653587871126" text:style-name="L36">
        <text:list-item>
          <text:p text:style-name="P86">Dragan</text:p>
          <text:list>
            <text:list-item>
              <text:p text:style-name="P86">A'kradizz greift plötzlich Ureinwohner an</text:p>
            </text:list-item>
            <text:list-item>
              <text:p text:style-name="P86">Ureinwohner Dragan plötzlich feindlich gesinnt</text:p>
            </text:list-item>
            <text:list-item>
              <text:p text:style-name="P86">schlägt sich zum Flussdelta durch, fährt nach Lagon</text:p>
            </text:list-item>
            <text:list-item>
              <text:p text:style-name="P86">bringt Feuersplitter zu Thorn</text:p>
            </text:list-item>
            <text:list-item>
              <text:p text:style-name="P86">Thorn befiehlt ihm Kolonialisation</text:p>
            </text:list-item>
            <text:list-item>
              <text:p text:style-name="P86">Dragan kehrt mit Truppen und Joran zurück</text:p>
            </text:list-item>
            <text:list-item>
              <text:p text:style-name="P86">Dragan erobert Städte im Flussdelta, errichtet Wombatfarmen, Regierung</text:p>
            </text:list-item>
            <text:list-item>
              <text:p text:style-name="P86">Joran wird entführt</text:p>
            </text:list-item>
            <text:list-item>
              <text:p text:style-name="P86">Kampf mit Dschungelstamm</text:p>
            </text:list-item>
            <text:list-item>
              <text:p text:style-name="P86">Dragan trifft Marcin, der mittlerweile etablierter Schamane ist</text:p>
            </text:list-item>
          </text:list>
        </text:list-item>
      </text:list>
      <text:p text:style-name="P9"/>
      <text:list xml:id="list5482778605272078085" text:style-name="L37">
        <text:list-item>
          <text:p text:style-name="P87">Marcin</text:p>
          <text:list>
            <text:list-item>
              <text:p text:style-name="P87">flieht mit C'rahanijz vor A'kradizz, verteidigt sich mit Blutzauber und Schwert </text:p>
            </text:list-item>
            <text:list-item>
              <text:p text:style-name="P87">Zuflucht in abgelegenen Dorf A der Ureinwohner </text:p>
            </text:list-item>
            <text:list-item>
              <text:p text:style-name="P87">Magische Lehre bei C'rahanijz</text:p>
            </text:list-item>
            <text:list-item>
              <text:p text:style-name="P87">spioniert A'kradizz aus, erfährt Ziele: </text:p>
              <text:list>
                <text:list-item>
                  <text:p text:style-name="P87">Wiederbringen des Wassergottes</text:p>
                </text:list-item>
                <text:list-item>
                  <text:p text:style-name="P87">sammeln der Splitter des Wassergottes</text:p>
                </text:list-item>
                <text:list-item>
                  <text:p text:style-name="P87">Fusion der Splitter an heiligem Wasserfall unter Opfer von einem, der sich noch nie gewaschen hat</text:p>
                </text:list-item>
              </text:list>
            </text:list-item>
            <text:list-item>
              <text:p text:style-name="P87">Marcin entführt Joran aus Kolonie in der Wüste, stiehlt moderne Waffen </text:p>
            </text:list-item>
            <text:list-item>
              <text:p text:style-name="P87">C'rahanijz lehrt Joran Blutmagie</text:p>
            </text:list-item>
            <text:list-item>
              <text:p text:style-name="P87">Joran hilft Marcin bei Sammeln von Wassersplittern, plündern ein paar Tempel</text:p>
            </text:list-item>
            <text:list-item>
              <text:p text:style-name="P87">Großoffensive de<text:span text:style-name="T15">r</text:span> A'kradizz, Marcin wird zu Dorf B gerufen</text:p>
            </text:list-item>
            <text:list-item>
              <text:p text:style-name="P87">Marcin verteidigt Dorf B, doch als er zu Dorf A zurückkehrt, wurden Joran und Wassersplitter entführt und das Dorf überrannt, nur C'rahanijz konnte mit Blutmagie entkommen</text:p>
            </text:list-item>
            <text:list-item>
              <text:p text:style-name="P87">Marcin eilt zu Wasserfall, A'kradizz wollen Joran opfern und Wassergott zurückholen </text:p>
            </text:list-item>
            <text:list-item>
              <text:p text:style-name="P87">Marcin befreit Joran, vernichtet A'kradizz, Joran nimmt Wassersplitter </text:p>
            </text:list-item>
            <text:list-item>
              <text:p text:style-name="P87">Joran und Marcin gehen zu Dragan, Joran will nach Hause, Marcin will Dragan sprechen</text:p>
            </text:list-item>
          </text:list>
        </text:list-item>
      </text:list>
      <text:p text:style-name="P9"/>
      <text:p text:style-name="P9"><text:span text:style-name="T16">(</text:span><text:span text:style-name="T2">je nach Gesinnung von</text:span><text:span text:style-name="T16">)</text:span> <text:span text:style-name="T17">Marcin</text:span> <text:span text:style-name="T16">(</text:span><text:span text:style-name="T2">überzeugt er entweder Dragan, dazubleiben und zu rebellieren, oder</text:span><text:span text:style-name="T16">)</text:span> <text:span text:style-name="T17">ist froh, zurückgekehrt zu sein und will mit Dragan den Dschungel erobern</text:span></text:p>
      <text:p text:style-name="P29"/>
      <text:list xml:id="list2609945104435033829" text:style-name="L38">
        <text:list-item>
          <text:p text:style-name="P120">C'rahanijz (Marcin ist Magier)</text:p>
          <text:list>
            <text:list-item>
              <text:p text:style-name="P120">sieht Veränderungen an Marcin und ist bestürzt</text:p>
            </text:list-item>
            <text:list-item>
              <text:p text:style-name="P120">zweifelt an Blutgöttin, führt aber Rebellion weiter an</text:p>
            </text:list-item>
            <text:list-item>
              <text:p text:style-name="P120">vereinigt Stämme unter seinem Banner der Freiheit</text:p>
            </text:list-item>
            <text:list-item>
              <text:p text:style-name="P120">überfällt mit Dragan Nachwuchskarawanen der Lagoner </text:p>
            </text:list-item>
            <text:list-item>
              <text:p text:style-name="P120">dringt mit Marcin in Deltastadt ein, um Waffen zu zerstören</text:p>
            </text:list-item>
            <text:list-item>
              <text:p text:style-name="P120">die beiden werden ohne Kraft übrig in eine Wohnung mit einem Kind eingesperrt</text:p>
            </text:list-item>
            <text:list-item>
              <text:p text:style-name="P120">Marcin tötet das Kind und trinkt Blut, C'rahanijz weigert sich </text:p>
            </text:list-item>
            <text:list-item>
              <text:p text:style-name="P120">Marcin kämpft sich mit ihm den Weg aus der Stadt heraus</text:p>
            </text:list-item>
            <text:list-item>
              <text:p text:style-name="P120">Joran greift als Anführer der Lagoner mit einer Kompanie Dorf B an, zerstört es vollkommen</text:p>
            </text:list-item>
            <text:list-item>
              <text:p text:style-name="P120">C'rahanijz rächt sich an der Kompanie, Joran ist mittlerweile weitergezogen</text:p>
            </text:list-item>
            <text:list-item>
              <text:p text:style-name="P120">Marcin überfällt aus Rache eine Stadt und bringt sämtliche Einwohner um, C'rahanijz kommt zu der Einsicht, dass dieser Krieg sinnlos ist, und will Marcin magisch maßregeln, <text:soft-page-break/>der wehrt sich aber erfolgreich und spottet über seine schwindende Macht </text:p>
            </text:list-item>
            <text:list-item>
              <text:p text:style-name="P120">C'rahanijz will Krieg schnell beenden</text:p>
            </text:list-item>
            <text:list-item>
              <text:p text:style-name="P120">Marcin und C'rahanijz brechen in das Hauptlager der Lagoner ein</text:p>
            </text:list-item>
            <text:list-item>
              <text:p text:style-name="P120">C'rahanijz bricht mit der Blutgöttin und schwört der Blutmagie ab </text:p>
            </text:list-item>
            <text:list-item>
              <text:p text:style-name="P120">sie stellen Joran, es kommt zum Kampf, Joran entkommt, weil C'rahanijz nicht zaubert, um ihn aufzuhalten, während Marcin kampfunfähig ist</text:p>
            </text:list-item>
            <text:list-item>
              <text:p text:style-name="P120">Joran flieht nach Lagon</text:p>
            </text:list-item>
            <text:list-item>
              <text:p text:style-name="P120">Marcin bringt in einem Wutanfall darüber C'rahanijz um </text:p>
            </text:list-item>
            <text:list-item>
              <text:p text:style-name="P120">Marcin schwingt sich an Dragans Seite zum neuen Herrscher über das neue Land auf und nennt es Sanguin </text:p>
            </text:list-item>
          </text:list>
        </text:list-item>
      </text:list>
      <text:p text:style-name="P9"/>
      <text:list xml:id="list6492986662464394493" text:style-name="L39">
        <text:list-item>
          <text:p text:style-name="P88">Dragan (Marcin ist Dieb? <text:span text:style-name="T16">naja</text:span>)</text:p>
          <text:list>
            <text:list-item>
              <text:p text:style-name="P88">Marcin und Dragan seite an seite Statthalter von Thornien <text:span text:style-name="T18">in Deltastadt</text:span></text:p>
            </text:list-item>
            <text:list-item>
              <text:p text:style-name="P88">verhaften Homosexuelle, unter anderem <text:span text:style-name="T16">Pantherinnenzelle</text:span> (Jun'ya)</text:p>
            </text:list-item>
            <text:list-item>
              <text:p text:style-name="P88">werden von Pantherinnen angegriffen</text:p>
            </text:list-item>
            <text:list-item>
              <text:p text:style-name="P88">kämpfen gegen Frauenrechtler-Untergrundorganisation Pantherinnen</text:p>
            </text:list-item>
            <text:list-item>
              <text:p text:style-name="P88">werden irgendwann als schwul denunziert und eingesperrt</text:p>
            </text:list-item>
            <text:list-item>
              <text:p text:style-name="P88">entkommen mit Hilfe von Jun'ya</text:p>
            </text:list-item>
            <text:list-item>
              <text:p text:style-name="P115">Im Lager der Pantherinnen treffen sie Giulia, die etwas mit Jun'ya hat</text:p>
            </text:list-item>
            <text:list-item>
              <text:p text:style-name="P88">fangen mit Hilfe der Pantherinnen an, Anschläge durchzuführen</text:p>
            </text:list-item>
            <text:list-item>
              <text:p text:style-name="P88">Joran wird als Magier den Lagonern zur Unterstützung gesandt</text:p>
            </text:list-item>
            <text:list-item>
              <text:p text:style-name="P88">Joran nimmt Marcin fest, sperrt ihn ein, <text:span text:style-name="T16">Marcin trifft im Gefängnis C'rahanijz</text:span></text:p>
            </text:list-item>
            <text:list-item>
              <text:p text:style-name="P88">Dragan nimmt aus Frust Brocken, weil er glaubt, dass Marcin tot ist</text:p>
            </text:list-item>
            <text:list-item>
              <text:p text:style-name="P116">Pantherinnen ziehen sich in Urwald zurück und er beginnt, mit <text:span text:style-name="T18">Giulia</text:span> die Brockenfarmen zu verwalten, hat Visionen, auch über Magie</text:p>
            </text:list-item>
            <text:list-item>
              <text:p text:style-name="P115">Jun'ya führt währenddessen weiter Terroranschläge durch </text:p>
            </text:list-item>
            <text:list-item>
              <text:p text:style-name="P116">Pantherinnen lehren ihm keine Blutmagie, weil sie nur für Frauen da ist</text:p>
            </text:list-item>
            <text:list-item>
              <text:p text:style-name="P116">Er <text:span text:style-name="T18">redet mit</text:span> <text:span text:style-name="T18">Giulia</text:span> über Gesellschaft Lagons, sie überzeugt ihn, dass Patriarchat kacke ist</text:p>
            </text:list-item>
            <text:list-item>
              <text:p text:style-name="P116">Währenddessen entkommt Marcin aus dem Gefängnis, indem er dunkelste Blutmagie anwendet</text:p>
            </text:list-item>
            <text:list-item>
              <text:p text:style-name="P116"><text:span text:style-name="T18">Marcin s</text:span>chlägt sich zu Dragan in den Dschungel durch und klagt ihn an, dass er nicht versucht hat, ihn zu befreien, der ist froh, ihn wieder zu sehen, stört sich aber an seinem Maskulinismus</text:p>
            </text:list-item>
            <text:list-item>
              <text:p text:style-name="P116">Marcin <text:span text:style-name="T18">und Jun'ya</text:span> führ<text:span text:style-name="T18">en</text:span> Angriff auf <text:span text:style-name="T18">Deltastadt</text:span> an, ist ungerechtfertigt grausam, entführ<text:span text:style-name="T18">en</text:span> Joran</text:p>
            </text:list-item>
            <text:list-item>
              <text:p text:style-name="P116">Dragan überzeugt Joran, dass Kampf gegen Lagon erfolgreich sein kann</text:p>
            </text:list-item>
            <text:list-item>
              <text:p text:style-name="P116">Lagoner überraschen Pantherinnen-Lager, Marcin, <text:span text:style-name="T18">Giulia</text:span> und Joran fliehen zusammen, Dragan und Jun'ya werden gefangen genommen, <text:span text:style-name="T18">nach Deltastadt deportiert</text:span></text:p>
            </text:list-item>
            <text:list-item>
              <text:p text:style-name="P116"><text:span text:style-name="T18">Giulia infiltriert Deltastadt</text:span> zusehen, wie C'rahanijz öffentlich exekutiert wird</text:p>
            </text:list-item>
            <text:list-item>
              <text:p text:style-name="P116">Marcin und Joran stürmen zu zweit Deltastadt, werden in die Ecke getrieben, Marcin isst Kind und die beiden schaffen es, einen Aufstand loszuschlagen, Pantherinnen zu befreien, und Lagoner zu besiegen</text:p>
            </text:list-item>
            <text:list-item>
              <text:p text:style-name="P115">Jun'ya ruft Herrschaftslosigkeit aus, benennt Kontinent in Sanguin um</text:p>
            </text:list-item>
            <text:list-item>
              <text:p text:style-name="P115">Marcin streitet sich mit Dragan, weil er Machtverlust nicht akzeptieren kann</text:p>
            </text:list-item>
            <text:list-item>
              <text:p text:style-name="P115">Pantherinnenrat soll bei patriarchaler Unterdrückung eingreifen, Dragan erhält Sitz, um Schwule zu repräsentieren</text:p>
            </text:list-item>
            <text:list-item>
              <text:p text:style-name="P115">Marcin, Giulia und Joran verlassen Sanguin, um Revolution in Lagon durchzuführen, Marcin hat andere Pläne</text:p>
            </text:list-item>
          </text:list>
        </text:list-item>
      </text:list>
      <text:p text:style-name="P9"/>
      <text:p text:style-name="P9"/>
      <text:h text:style-name="Heading_20_2" text:outline-level="2"><text:bookmark-start text:name="__RefHeading__7937_534860334"/>Akt <text:span text:style-name="T10">5</text:span><text:bookmark-end text:name="__RefHeading__7937_534860334"/></text:h>
      <text:p text:style-name="P25"/>
      <text:p text:style-name="P9">- <text:span text:style-name="T15">Giulia, Marcin und Joran kommen in Lagon an</text:span></text:p>
      <text:p text:style-name="P9">- <text:span text:style-name="T18">Laya als Hochmagierin Thorns greift Orden an, offener Bürgerkrieg</text:span></text:p>
      <text:p text:style-name="P9">- <text:span text:style-name="T18">Marcin trifft sich heimlich mit Thorn, um sich seine Stellung zurückzuerkaufen</text:span></text:p>
      <text:p text:style-name="P9"><text:soft-page-break/>- <text:span text:style-name="T18">Marcin führt die beiden in einen Hinterhalt von Thorns Truppen, Thorn erkennt Giulia und lässt sie laufen, dafür sperrt er Marcin für seinen Verrat in Sanguin ein, aber unter guten Bedingungen</text:span></text:p>
      <text:p text:style-name="P9">- <text:span text:style-name="T18">Joran wird bei Hinterhalt verletzt, sie kommen bei Laya unter, sie flickt ihn mit Technik zusammen</text:span></text:p>
      <text:p text:style-name="P9">- <text:span text:style-name="T19">Layas Haus wird vom Orden angegriffen, Joran entführt, Giulia entkommt</text:span></text:p>
      <text:p text:style-name="P12">- <text:span text:style-name="T9">Joran trifft Eunuchen in der Zelle</text:span></text:p>
      <text:p text:style-name="P12">- <text:span text:style-name="T19">Eunuch und Joran reden über Objektivität und Götter, wie man ein Gott wird</text:span></text:p>
      <text:p text:style-name="P12">- <text:span text:style-name="T19">Marcin redet mit Thorn, versucht ihn zu überzeugen, Homosexualität akzeptabel zu machen, und ihm im Gegenzug zu helfen, Thorn verspottet ihn</text:span></text:p>
      <text:p text:style-name="P13">- <text:span text:style-name="T22">Giulia streift durch die Straßen der Stadt, ihr fällt auf, wie die Frauen am Bürgerkrieg leiden, sie besetzt ein Haus und macht ein Frauenhaus auf</text:span></text:p>
      <text:p text:style-name="P12">- <text:span text:style-name="T9">Eunuch zeigt ihm Grenzen der Menschlichkeit auf, hilft ihm, Realität nach seinem Willen zu formen</text:span></text:p>
      <text:p text:style-name="P12">- <text:span text:style-name="T19">Joran wird zum Verhör aus der Zelle geführt, verbiegt Realität so, dass er entkommen kann</text:span></text:p>
      <text:p text:style-name="P21">(Zeit umdenken)</text:p>
      <text:p text:style-name="P12">- <text:span text:style-name="T22">Blutgöttin redet ihm ein, dass er auf dem besten Weg ist, ein Gott zu werden, verführt ihn im Traum, sagt sie schenkt ihm Danias Leben </text:span></text:p>
      <text:p text:style-name="P14">- <text:span text:style-name="T19">Giulia wird von Blutgöttin zu Thorn geführt, sie macht ihn wegen seines Narzissmus fertig</text:span></text:p>
      <text:p text:style-name="P14">- <text:span text:style-name="T19">Joran kehrt zur Zelle des Eunuchen zurück, erklärt ihm, dass Menschen das Problem sind, weil sie an Götter glauben, und er Lagon reinigen muss, um eine neue Generation Post-Menschen zu kreieren</text:span></text:p>
      <text:p text:style-name="P14">- <text:span text:style-name="T19">Eunuch will nicht mitkommen und entscheidet sich, in seiner Zelle zu bleiben</text:span></text:p>
      <text:p text:style-name="P14">- <text:span text:style-name="T19">Giulia verführt Thorn, kratzt ihn dabei blutig, erpresst ihn mit seinem Blut, er jammert und bettelt</text:span></text:p>
      <text:p text:style-name="P14">- <text:span text:style-name="T19">Da kommt Laya herein, beleidigt sie, dass Joran sie nie lieben würde, und ihr gehören würde, schlägt sie nach Magieduell in die Flucht, weil Giulia ihre Periode nicht hat</text:span></text:p>
      <text:p text:style-name="P14">- <text:span text:style-name="T19">Währenddessen bricht Joran in die Zellen Thorns ein und bringt aus Rache Marcin um, der sich nicht wehren kann</text:span></text:p>
      <text:p text:style-name="P13">- <text:span text:style-name="T23">Giulia lernt den Bürgerkrieg zu verachten</text:span></text:p>
      <text:p text:style-name="P21">- eine Frau erzählt ihr, dass der Orden gestürmt wird</text:p>
      <text:p text:style-name="P22">- Joran entmachtet Flammensplitter, weil er nicht an sie glaubt </text:p>
      <text:p text:style-name="P14">- <text:span text:style-name="T22">Joran und Laya stürmen den Orden, töten Isigor, stehlen Danias Leiche, wollen Dania in Kathedrale wiederbeleben</text:span></text:p>
      <text:p text:style-name="P11">- <text:span text:style-name="T22">Blutgöttin überzeugt Joran, Laya zu opfern, „um Dania wiederzubeleben“</text:span></text:p>
      <text:p text:style-name="P15">- <text:span text:style-name="T22">Danias Leiche auf dem Altar, hat Joran auf ihr Sex mit Laya, und entzieht ihr beim Orgasmus alles Blut, um die Kraft der Blutgöttin zu übertragen</text:span></text:p>
      <text:p text:style-name="P23">- Blutgöttin inkarniert in Danias Körper und so tut als wäre sie Dania, verliert Telepathie, genießt Körperlichkeit und legt erstmal Joran flach </text:p>
      <text:p text:style-name="P11">- <text:span text:style-name="T22">Giulia trifft Joran und Dania im Orden, erkennt, was geschehen ist, Joran erzählt ihr vom Eunuchen</text:span></text:p>
      <text:p text:style-name="P11">- <text:span text:style-name="T22">Blutgöttin sieht kein Problem im Eunuchen, da sie nur weiß, dass Giulia sie statt ihm erwählt hat</text:span></text:p>
      <text:p text:style-name="P11">- <text:span text:style-name="T22">Giulia lässt die beiden in Ruhe, sucht Eunuchen auf, lässt sich Dinge deuten, ist angewidert von Joran und der Göttin, holt ihn aus der Zelle</text:span></text:p>
      <text:p text:style-name="P22">- Joran stellt sich vor Menge, erweckt Glauben an sich</text:p>
      <text:p text:style-name="P9">- Ende des Ordens, <text:span text:style-name="T9">weil Joran ihn wegdefiniert und die Art ändert, wie Menschen Inquisitoren sehen (Warum habe ich so eine Robe an?) Unwissen der Masse, statt Wissen (wie es der Eunuch will)</text:span></text:p>
      <text:p text:style-name="P9">- <text:span text:style-name="T23">Giulia und Eunuch kommen aus den Heiligen Hallen, sehen Joran und Dania, Eunuch traurig, dass Joran Gott werden will, Giulia verachtet Blutgöttin als letzte Herrscherin</text:span></text:p>
      <text:p text:style-name="P9">- <text:span text:style-name="T23">Joran und Dania stürmen Thorns Festung und stellen ihn, Joran tötet ihn „deine Herrschaft ist weltlich, von gestern“</text:span></text:p>
      <text:p text:style-name="P9">- <text:span text:style-name="T23">Giulia und Eunuch eilen ihnen nach und treffen sie nach Thorns Tod</text:span></text:p>
      <text:p text:style-name="P9">- <text:span text:style-name="T23">Eunuch: du bist kein Gott, du kannst nicht von dir lassen, und sie weiß das</text:span></text:p>
      <text:p text:style-name="P9">- <text:span text:style-name="T23">Giulia enttarnt Dania als Blutgöttin</text:span></text:p>
      <text:p text:style-name="P9">- <text:span text:style-name="T23">Blutgöttin will Identität von Giulia umdefinieren, aber die glaubt zu fest an sich selbst</text:span></text:p>
      <text:p text:style-name="P9">- <text:span text:style-name="T23">Joran begreift, wie wahnsinnig er ist, versucht sich auf Menschlichkeit zu besinnen</text:span></text:p>
      <text:p text:style-name="P9">- <text:span text:style-name="T23">Blutgöttin will Eunuch mit Ausblick auf Macht verführen, aber er will keine Macht</text:span></text:p>
      <text:p text:style-name="P9">- <text:span text:style-name="T23">Blutgöttin bricht zusammen, in der Erkenntnis, dass ihre Kräfte versagen</text:span></text:p>
      <text:p text:style-name="P9">- <text:span text:style-name="T23">Eunuch nimmt die Seelen J'zharrs, Q'holis, und der Blutgöttin, vernichtet alle Göttlichkeit und schenkt jedem Menschen seine Definitionshoheit</text:span></text:p>
      <text:p text:style-name="P9"/>
      <text:p text:style-name="P9">- <text:span text:style-name="T23">Ausblick auf neue Gesellschaft:</text:span></text:p>
      <text:p text:style-name="P10"><text:tab/>- <text:span text:style-name="T24">Joran nutzt Technikmagie um alle zu ernähren</text:span></text:p>
      <text:p text:style-name="P10"><text:tab/>- <text:span text:style-name="T24">Giulia denkt über neue Normen nach</text:span></text:p>
      <text:p text:style-name="P10"><text:tab/>- <text:span text:style-name="T24">Dragan und Jun'ya halten die Anarchie in Sanguin am laufen </text:span></text:p>
      <text:p text:style-name="P24"><text:tab/>- Eunuch kümmert sich um seine Wombats </text:p>
      <text:p text:style-name="P10"><text:soft-page-break/></text:p>
      <text:p text:style-name="P10"/>
      <text:h text:style-name="P137" text:outline-level="1"><text:bookmark-start text:name="__RefHeading__7939_534860334"/>Spielprinzip <text:bookmark-end text:name="__RefHeading__7939_534860334"/></text:h>
      <text:p text:style-name="P2"/>
      <text:p text:style-name="P2">Prolog und Akt 1</text:p>
      <text:list xml:id="list7111712510868200504" text:style-name="L40">
        <text:list-item>
          <text:p text:style-name="P60">Charakter: Dania</text:p>
        </text:list-item>
        <text:list-item>
          <text:p text:style-name="P60">3<text:span text:style-name="T1">rd</text:span>person</text:p>
        </text:list-item>
        <text:list-item>
          <text:p text:style-name="P60">Stealth + Social sehr wichtig <text:span text:style-name="T28">(von masquerade abschauen)</text:span></text:p>
        </text:list-item>
        <text:list-item>
          <text:p text:style-name="P60">Open world</text:p>
        </text:list-item>
        <text:list-item>
          <text:p text:style-name="P60">Brockensucht</text:p>
          <text:list>
            <text:list-item>
              <text:p text:style-name="P73">muss regelmäßig was nehmen, sonst sinken Stats.</text:p>
            </text:list-item>
            <text:list-item>
              <text:p text:style-name="P73">Wenn high, stören Visionen</text:p>
            </text:list-item>
          </text:list>
        </text:list-item>
      </text:list>
      <text:p text:style-name="P2"/>
      <text:p text:style-name="P2">Akt 2</text:p>
      <text:list xml:id="list11240250299926" text:continue-numbering="true" text:style-name="L40">
        <text:list-item>
          <text:p text:style-name="P60">Bormagie</text:p>
        </text:list-item>
        <text:list-item>
          <text:p text:style-name="P60">Crafting</text:p>
        </text:list-item>
        <text:list-item>
          <text:p text:style-name="P66">Wege, mit Sucht umzugehen</text:p>
        </text:list-item>
        <text:list-item>
          <text:p text:style-name="P60">3<text:span text:style-name="T1">rd</text:span>person</text:p>
        </text:list-item>
      </text:list>
      <text:p text:style-name="P2"/>
      <text:p text:style-name="P2">Akt 3</text:p>
      <text:list xml:id="list6581998603723493219" text:style-name="L41">
        <text:list-item>
          <text:p text:style-name="P74">Wechsel zwischen Charakteren notwendig, weil sonst keine neuen Aufträge</text:p>
        </text:list-item>
        <text:list-item>
          <text:p text:style-name="P61">Stealth-Action</text:p>
          <text:list>
            <text:list-item>
              <text:p text:style-name="P61">Sicht eines Doppelagenten, Varg</text:p>
            </text:list-item>
            <text:list-item>
              <text:p text:style-name="P61">beim Orden aufgewachsen</text:p>
            </text:list-item>
            <text:list-item>
              <text:p text:style-name="P61">arbeitet für beide und kriegt so alle Pläne mit </text:p>
            </text:list-item>
            <text:list-item>
              <text:p text:style-name="P61">Entscheidung für eine Seite oder gute Balance? </text:p>
              <text:list>
                <text:list-item>
                  <text:p text:style-name="P67">Gute Balance, weil sonst von der einen enttarnt</text:p>
                </text:list-item>
              </text:list>
            </text:list-item>
            <text:list-item>
              <text:p text:style-name="P61">3<text:span text:style-name="T1">rd</text:span> person</text:p>
            </text:list-item>
            <text:list-item>
              <text:p text:style-name="P61">Bormagie + später ein Flammensplitter</text:p>
            </text:list-item>
            <text:list-item>
              <text:p text:style-name="P61">Open World, verbotene Zonen, Verkleidungsaspekt</text:p>
            </text:list-item>
          </text:list>
        </text:list-item>
      </text:list>
      <text:list xml:id="list540355561649776164" text:style-name="L42">
        <text:list-item>
          <text:p text:style-name="P62">Verwaltungssimulation</text:p>
          <text:list>
            <text:list-item>
              <text:p text:style-name="P62">Strategie</text:p>
            </text:list-item>
            <text:list-item>
              <text:p text:style-name="P62">Vogelperspektive <text:span text:style-name="T28">oder von A nach B gehen und mit Leuten reden?</text:span></text:p>
            </text:list-item>
            <text:list-item>
              <text:p text:style-name="P62">Charakter: Thorn + Leibwache</text:p>
            </text:list-item>
            <text:list-item>
              <text:p text:style-name="P62">Regieren über Untergebene mit eigenen Attributen</text:p>
              <text:list>
                <text:list-item>
                  <text:p text:style-name="P62">Loyalität</text:p>
                </text:list-item>
                <text:list-item>
                  <text:p text:style-name="P62">Härte</text:p>
                </text:list-item>
                <text:list-item>
                  <text:p text:style-name="P62">Durchtriebenheit</text:p>
                </text:list-item>
                <text:list-item>
                  <text:p text:style-name="P62">Qualifikation</text:p>
                </text:list-item>
                <text:list-item>
                  <text:p text:style-name="P62">Korruption</text:p>
                </text:list-item>
              </text:list>
            </text:list-item>
            <text:list-item>
              <text:p text:style-name="P62">Steuern durch indirekte Befehle an Untergebene</text:p>
            </text:list-item>
            <text:list-item>
              <text:p text:style-name="P62">Fortschritt sehr wichtig, Howl industries erforscht neuerungen</text:p>
            </text:list-item>
            <text:list-item>
              <text:p text:style-name="P62">Kampf gegen Orden durch: <text:span text:style-name="T26">(Einfluss senken)</text:span></text:p>
              <text:list>
                <text:list-item>
                  <text:p text:style-name="P62">technischer Fortschritt</text:p>
                </text:list-item>
                <text:list-item>
                  <text:p text:style-name="P62">etablierung der Magie</text:p>
                </text:list-item>
                <text:list-item>
                  <text:p text:style-name="P62">Außerkraftsetzen der Ordens-Artefakte</text:p>
                </text:list-item>
                <text:list-item>
                  <text:p text:style-name="P62">Bildungsmonopol des Ordens brechen</text:p>
                </text:list-item>
                <text:list-item>
                  <text:p text:style-name="P62">Informationsgewalt sichern durch Presse</text:p>
                </text:list-item>
              </text:list>
            </text:list-item>
            <text:list-item>
              <text:p text:style-name="P62">weitertreiben der Geschichte durch ein paar treue und nicht fluide Untergebene</text:p>
            </text:list-item>
            <text:list-item>
              <text:p text:style-name="P62">Spione werden sehr wichtig</text:p>
            </text:list-item>
            <text:list-item>
              <text:p text:style-name="P62">Marcin, Joran nicht fluid, <text:span text:style-name="T26">Varg zumindest steuerbar</text:span></text:p>
            </text:list-item>
            <text:list-item>
              <text:p text:style-name="P62">Aufstände <text:span text:style-name="T26">von Gläubigen, Armen, Dieben, Arbeitern, Milizen </text:span></text:p>
            </text:list-item>
          </text:list>
        </text:list-item>
      </text:list>
      <text:list xml:id="list2085282309922268157" text:style-name="L43">
        <text:list-item>
          <text:p text:style-name="P63"/>
        </text:list-item>
      </text:list>
      <text:p text:style-name="P2">Akt 4 </text:p>
      <text:list xml:id="list8487030743036541741" text:style-name="L44">
        <text:list-item>
          <text:p text:style-name="P64">abwechselnde Perspektiven von Dragan, Marcin und C'rahanijz</text:p>
        </text:list-item>
        <text:list-item>
          <text:p text:style-name="P64">komplizierte Beziehungen</text:p>
        </text:list-item>
        <text:list-item>
          <text:p text:style-name="P64"><text:soft-page-break/>Wombatpopulationen (Wirtschaft)</text:p>
        </text:list-item>
        <text:list-item>
          <text:p text:style-name="P64">Marcin wird von C'rahanijz entführt, lernt Lebensweise der Ureinwohner und Blutmagie</text:p>
        </text:list-item>
        <text:list-item>
          <text:p text:style-name="P64">Marcin und Dragan sind getrennt, entscheiden sich dann aber beim zusammenfinden für eine der beiden Seiten</text:p>
        </text:list-item>
        <text:list-item>
          <text:p text:style-name="P89">Marcins Charakter entwickelt sich nach Spielstil: mehr Magier, mehr Ureinwohner – mehr Nahkampf, mehr Dieb/Spion; </text:p>
        </text:list-item>
        <text:list-item>
          <text:p text:style-name="P64">als Blutmagier ist Wahrnehmung beeinflusst, was sich störend, aber lustig auf den Spielverlauf auswirkt; Blutgöttin spricht zu dir und gibt dir Aufgaben und Tipps</text:p>
        </text:list-item>
        <text:list-item>
          <text:p text:style-name="P64">als Dragan: 3<text:span text:style-name="T1">rd</text:span> person Shooter, moderne Waffentechnik</text:p>
        </text:list-item>
        <text:list-item>
          <text:p text:style-name="P64">als Marcin: 3<text:span text:style-name="T1">rd</text:span> person Rollenspiel: Entscheidung zwischen Blutmagie und Nahkampf; kompliziertere Beziehung mit Blutgöttin</text:p>
        </text:list-item>
        <text:list-item>
          <text:p text:style-name="P64">als C'Rahanijz: 3<text:span text:style-name="T1">rd</text:span> person Shooter: komplizierte Beziehung mit Blutgöttin stört Spielverlauf teilweise stark, hat Einfluss auf magische Fähigkeiten</text:p>
        </text:list-item>
      </text:list>
      <text:p text:style-name="P28"/>
      <text:p text:style-name="P9">Akt 5</text:p>
      <text:list xml:id="list6486249707627106282" text:style-name="L45">
        <text:list-item>
          <text:p text:style-name="P90">Charakter: Joran</text:p>
        </text:list-item>
        <text:list-item>
          <text:p text:style-name="P90">Bormagie, Blutmagie, Wassersplitter, Flammensplitter vllt auch</text:p>
        </text:list-item>
        <text:list-item>
          <text:p text:style-name="P90">Stadt im Chaos, Bürgerkrieg</text:p>
        </text:list-item>
        <text:list-item>
          <text:p text:style-name="P90"/>
        </text:list-item>
      </text:list>
      <text:h text:style-name="P137" text:outline-level="1"><text:bookmark-start text:name="__RefHeading__7941_534860334"/>Magie<text:bookmark-end text:name="__RefHeading__7941_534860334"/></text:h>
      <text:p text:style-name="P2">Flammen &lt; Wasser &lt; Blut &lt; Flammen etc</text:p>
      <text:p text:style-name="P2"/>
      <text:p text:style-name="P9">Alchemistisches Prinzip </text:p>
      <text:list xml:id="list2247939110192395395" text:style-name="L46">
        <text:list-item>
          <text:p text:style-name="P91">Zutat extrahieren, unter einwirkung von magischer Energie</text:p>
        </text:list-item>
        <text:list-item>
          <text:p text:style-name="P91">zu Trank brauen</text:p>
        </text:list-item>
      </text:list>
      <text:p text:style-name="P9"/>
      <text:p text:style-name="P9">Energetisches Prinzip</text:p>
      <text:list xml:id="list9185652729690125687" text:style-name="L47">
        <text:list-item>
          <text:p text:style-name="P92">Energie wohnt in Menschen</text:p>
        </text:list-item>
        <text:list-item>
          <text:p text:style-name="P92">Kontrolle muss man lernen</text:p>
        </text:list-item>
        <text:list-item>
          <text:p text:style-name="P92">Macht regeneriert sich langsam</text:p>
        </text:list-item>
      </text:list>
      <text:p text:style-name="P20"/>
      <text:p text:style-name="P20">Manaprinzip</text:p>
      <text:list xml:id="list11239494095189" text:continue-numbering="true" text:style-name="L47">
        <text:list-item>
          <text:p text:style-name="P103">Mana fließt durch die Erde und alles lebende</text:p>
        </text:list-item>
        <text:list-item>
          <text:p text:style-name="P103">Der Magier kanalisiert das Mana durch seinen Verstand, um Effekte hervorzurufen</text:p>
        </text:list-item>
      </text:list>
      <text:p text:style-name="P9"/>
      <text:p text:style-name="P9">Kristallines Prinzip </text:p>
      <text:list xml:id="list445208513403068453" text:style-name="L48">
        <text:list-item>
          <text:p text:style-name="P93">Kristalle halten Magische Sprüche</text:p>
        </text:list-item>
        <text:list-item>
          <text:p text:style-name="P93">Magische Worte entfesseln Macht </text:p>
        </text:list-item>
      </text:list>
      <text:p text:style-name="P9"/>
      <text:p text:style-name="P9">Zeichen</text:p>
      <text:list xml:id="list5954939719423432941" text:style-name="L49">
        <text:list-item>
          <text:p text:style-name="P94">gewisse Fingerbewegungen entfesseln Magie</text:p>
        </text:list-item>
        <text:list-item>
          <text:p text:style-name="P94">evtl mit Wort der Macht </text:p>
        </text:list-item>
        <text:list-item>
          <text:p text:style-name="P94">nötiger Zauberstab?</text:p>
        </text:list-item>
      </text:list>
      <text:p text:style-name="P9"/>
      <text:p text:style-name="P25">Essenzielles Prinzip</text:p>
      <text:list xml:id="list1828520120339098284" text:style-name="L50">
        <text:list-item>
          <text:p text:style-name="P95">magische Grundessenz Bor (Essenz von Brocken) hält magische Macht</text:p>
        </text:list-item>
        <text:list-item>
          <text:p text:style-name="P95">Bor lässt sich mit Zauberzutat </text:p>
          <text:list>
            <text:list-item>
              <text:p text:style-name="P135">in Tränke brauen</text:p>
            </text:list-item>
            <text:list-item>
              <text:p text:style-name="P135">in Schriftrollen verwenden</text:p>
            </text:list-item>
            <text:list-item>
              <text:p text:style-name="P135">in Maschinen/Waffen einarbeiten</text:p>
            </text:list-item>
            <text:list-item>
              <text:p text:style-name="P95">zu Puder verarbeitet vom Finger pusten</text:p>
            </text:list-item>
          </text:list>
        </text:list-item>
        <text:list-item>
          <text:p text:style-name="P95">eingenommen sorgt es für Visionen und unkontrollierte magische Ausbrüche</text:p>
        </text:list-item>
        <text:list-item>
          <text:p text:style-name="P95">Bor ist die Lebensessenz von Wombats</text:p>
          <text:list>
            <text:list-item>
              <text:p text:style-name="P95">Wombatscheiße Kochen = Brocken </text:p>
            </text:list-item>
            <text:list-item>
              <text:p text:style-name="P95">Wombatscheiße, Blut, Kotze, Flüssigkeiten destillieren: Bor</text:p>
            </text:list-item>
          </text:list>
        </text:list-item>
      </text:list>
      <text:p text:style-name="P9"/>
      <text:p text:style-name="P25">Göttliches Prinzip</text:p>
      <text:list xml:id="list1360676369712910451" text:style-name="L51">
        <text:list-item>
          <text:p text:style-name="P96">Feuer/Wassergott sind tot, ihre Macht ruht in den Artefakten</text:p>
        </text:list-item>
        <text:list-item>
          <text:p text:style-name="P96">Feuerartefakte wirken durch Unschuld, Jungfräulichkeit</text:p>
        </text:list-item>
        <text:list-item>
          <text:p text:style-name="P96">Wasserartefakte wirken durch reines Wasser trinken/waschen</text:p>
        </text:list-item>
        <text:list-item>
          <text:p text:style-name="P114">Götterdämmerung/Inkarnation:</text:p>
          <text:list>
            <text:list-item>
              <text:p text:style-name="P97">sammeln der Splitter, <text:span text:style-name="T19">wenn Gott tot war </text:span></text:p>
            </text:list-item>
            <text:list-item>
              <text:p text:style-name="P114">Fusion der Splitter an heiligem <text:span text:style-name="T19">Ort</text:span> unter Opfer von einer*m, di*er sich noch nie gewaschen/geblutet/Sex gehabt hat</text:p>
            </text:list-item>
          </text:list>
        </text:list-item>
      </text:list>
      <text:p text:style-name="P9"/>
      <text:p text:style-name="P9">Geistliches Prinzip</text:p>
      <text:list xml:id="list3902929046632212715" text:style-name="L52">
        <text:list-item>
          <text:p text:style-name="P98">Geister leben in Parallelwelt</text:p>
        </text:list-item>
        <text:list-item>
          <text:p text:style-name="P98">Geister können durch Rituale gerufen und gebunden werden</text:p>
          <text:list>
            <text:list-item>
              <text:p text:style-name="P98">an Artefakte</text:p>
            </text:list-item>
            <text:list-item>
              <text:p text:style-name="P98">an Aufgaben</text:p>
            </text:list-item>
          </text:list>
        </text:list-item>
      </text:list>
      <text:p text:style-name="P9"/>
      <text:p text:style-name="P9">Runenmagie</text:p>
      <text:list xml:id="list4892449307589687955" text:style-name="L53">
        <text:list-item>
          <text:p text:style-name="P99">Macht an Runen gebunden</text:p>
        </text:list-item>
        <text:list-item>
          <text:p text:style-name="P99">durch berühren der Runen + Machtwort erfüllt sich die Bedeutung</text:p>
        </text:list-item>
        <text:list-item>
          <text:p text:style-name="P99"><text:soft-page-break/>müssen durch magische Flüssigkeit aufgeladen werden</text:p>
        </text:list-item>
      </text:list>
      <text:p text:style-name="P9"/>
      <text:p text:style-name="P25">Blutmagie</text:p>
      <text:list xml:id="list2969155977170573334" text:style-name="L54">
        <text:list-item>
          <text:p text:style-name="P100">Menschenblut trinken schafft Kontakt zu ihr, sie verleiht Macht </text:p>
        </text:list-item>
        <text:list-item>
          <text:p text:style-name="P117">Beeinflusst Wahrnehmung der Realität → kognitive Dissonanzen wegen Grausamkeit?</text:p>
        </text:list-item>
        <text:list-item>
          <text:p text:style-name="P100">Energie wird durch Machtworte kanalisiert</text:p>
        </text:list-item>
        <text:list-item>
          <text:p text:style-name="P100">durch Blutmagie getötete Gegner sind blutleer </text:p>
        </text:list-item>
      </text:list>
      <text:p text:style-name="P9"/>
      <text:p text:style-name="P9"><text:span text:style-name="T27">Brocken</text:span> </text:p>
      <text:list xml:id="list590850470530285375" text:style-name="L55">
        <text:list-item>
          <text:p text:style-name="P101">eingenommen erzeugt es Visionen, Größenwahn und Ausbrüche leichter magischer Macht</text:p>
        </text:list-item>
        <text:list-item>
          <text:p text:style-name="P101">zu große Ausbrüche von Brockenmagie können töten</text:p>
        </text:list-item>
        <text:list-item>
          <text:p text:style-name="P101">stark vom Orden verfolgt, weil Gegner von Magie</text:p>
        </text:list-item>
      </text:list>
      <text:p text:style-name="P19"/>
      <text:p text:style-name="P19">Zauberstäbe</text:p>
      <text:list xml:id="list11241068923293" text:continue-numbering="true" text:style-name="L55">
        <text:list-item>
          <text:p text:style-name="P118">Zauberstab + Wort der Macht ruft Effekt hervor</text:p>
        </text:list-item>
      </text:list>
      <text:p text:style-name="P20"/>
      <text:p text:style-name="P20">Sympathie</text:p>
      <text:list xml:id="list11239951443914" text:continue-numbering="true" text:style-name="L55">
        <text:list-item>
          <text:p text:style-name="P104">Mit einer sympathethischen Bindung kann man ähnliche Substanzen verbinden</text:p>
        </text:list-item>
        <text:list-item>
          <text:p text:style-name="P104">Energieimpulse auf eine der beiden beeinflussen auch die andere</text:p>
        </text:list-item>
        <text:list-item>
          <text:p text:style-name="P104">Es geht dabei etwas Energie verloren: durch Grad der Ähnlichkeit, durch Entfernung, durch gleichen Ursprung</text:p>
        </text:list-item>
      </text:list>
      <text:p text:style-name="P20"/>
      <text:p text:style-name="P20">Namenskunde</text:p>
      <text:list xml:id="list11240827325035" text:continue-numbering="true" text:style-name="L55">
        <text:list-item>
          <text:p text:style-name="P104">Alles hat einen Namen, wenn du ihn verstehst, hast du Macht darüber</text:p>
        </text:list-item>
        <text:list-item>
          <text:p text:style-name="P104">Namen können nur mit dem unterbewussten Geist verstanden werden, du kannst sie nicht erlernen</text:p>
        </text:list-item>
      </text:list>
      <text:h text:style-name="P137" text:outline-level="1"><text:bookmark-start text:name="__RefHeading__7943_534860334"/>Rezepte<text:bookmark-end text:name="__RefHeading__7943_534860334"/></text:h>
      <text:p text:style-name="P9">Vergissmich # Vergissmeinnicht/Myosotis Sylvatica</text:p>
      <text:p text:style-name="P9">Feuer # Asche</text:p>
      <text:p text:style-name="P9">Schutz # Knochenstaub</text:p>
      <text:p text:style-name="P9">Feuerlöschen # A'kradizz-Schuppen</text:p>
      <text:p text:style-name="P9">Schweben # Schmetterlingsflügel</text:p>
      <text:p text:style-name="P9">Nachtsicht # Sonnenblumen</text:p>
      <text:p text:style-name="P9">Muskelkraft # menschliche Muskeln</text:p>
      <text:p text:style-name="P9">Lichtblitz # Knallquecksilber</text:p>
      <text:p text:style-name="P9">Unsichtbarkeit # </text:p>
      <text:p text:style-name="P9">Nebel # Ammoniak</text:p>
      <text:p text:style-name="P9">Blindheit # Rattenaugen</text:p>
      <text:p text:style-name="P9">Gehör verstärken # Ohrenschmalz </text:p>
      <text:p text:style-name="P17">Blitz <text:span text:style-name="T29">vom Himmel </text:span># Schwefel </text:p>
      <text:p text:style-name="P18">Sprungkraft # Heuschreckenflügel</text:p>
      <text:p text:style-name="P18"/>
      <text:h text:style-name="P137" text:outline-level="1"><text:bookmark-start text:name="__RefHeading__7945_534860334"/>Distrikte<text:bookmark-end text:name="__RefHeading__7945_534860334"/></text:h>
      <text:p text:style-name="P30"/>
      <text:list xml:id="list8170018905560159895" text:style-name="L56">
        <text:list-item>
          <text:p text:style-name="P121">Bezirk</text:p>
        </text:list-item>
      </text:list>
      <text:list xml:id="list4511141626291577687" text:style-name="L57">
        <text:list-item>
          <text:list>
            <text:list-item>
              <text:p text:style-name="P122">Nobelviertel</text:p>
            </text:list-item>
            <text:list-item>
              <text:p text:style-name="P122">Villen</text:p>
            </text:list-item>
            <text:list-item>
              <text:p text:style-name="P122">Oberschicht</text:p>
            </text:list-item>
            <text:list-item>
              <text:p text:style-name="P122">hohe Mietpreise</text:p>
            </text:list-item>
            <text:list-item>
              <text:p text:style-name="P123">Dragan wohnt hier</text:p>
            </text:list-item>
            <text:list-item>
              <text:p text:style-name="P124">Patrizier wohnt hier</text:p>
            </text:list-item>
          </text:list>
        </text:list-item>
      </text:list>
      <text:list xml:id="list11241061841501" text:continue-list="list8170018905560159895" text:style-name="L56">
        <text:list-item>
          <text:p text:style-name="P121">Bezirk</text:p>
        </text:list-item>
      </text:list>
      <text:list xml:id="list5078678079225416142" text:style-name="L58">
        <text:list-item>
          <text:list>
            <text:list-item>
              <text:p text:style-name="P125">Einkaufsmeile</text:p>
            </text:list-item>
            <text:list-item>
              <text:p text:style-name="P125">Schicke Cafes und Läden</text:p>
            </text:list-item>
            <text:list-item>
              <text:p text:style-name="P125">Öffentliches Leben </text:p>
            </text:list-item>
            <text:list-item>
              <text:p text:style-name="P125">Heilige Hallen der Flamme sind hier</text:p>
            </text:list-item>
            <text:list-item>
              <text:p text:style-name="P125">Rathaus</text:p>
            </text:list-item>
            <text:list-item>
              <text:p text:style-name="P125">Banken</text:p>
            </text:list-item>
            <text:list-item>
              <text:p text:style-name="P126">Saunas</text:p>
            </text:list-item>
          </text:list>
        </text:list-item>
      </text:list>
      <text:list xml:id="list11239750742562" text:continue-list="list11241061841501" text:style-name="L56">
        <text:list-item>
          <text:p text:style-name="P121">Bezirk</text:p>
        </text:list-item>
      </text:list>
      <text:list xml:id="list9141683195004401015" text:style-name="L59">
        <text:list-item>
          <text:list>
            <text:list-item>
              <text:p text:style-name="P127">Milizen-HQ</text:p>
            </text:list-item>
          </text:list>
        </text:list-item>
      </text:list>
      <text:list xml:id="list11239548690892" text:continue-list="list11239750742562" text:style-name="L56">
        <text:list-item>
          <text:p text:style-name="P121">Bezirk</text:p>
        </text:list-item>
      </text:list>
      <text:list xml:id="list1076964615926352705" text:style-name="L60">
        <text:list-item>
          <text:list>
            <text:list-item>
              <text:p text:style-name="P128"/>
            </text:list-item>
          </text:list>
        </text:list-item>
      </text:list>
      <text:list xml:id="list11239406591197" text:continue-list="list11239548690892" text:style-name="L56">
        <text:list-item>
          <text:p text:style-name="P121">Bezirk</text:p>
        </text:list-item>
      </text:list>
      <text:list xml:id="list3822841987445962444" text:style-name="L61">
        <text:list-item>
          <text:list>
            <text:list-item>
              <text:p text:style-name="P129">Arbeiterbaracken, Joran wohnt hier</text:p>
            </text:list-item>
            <text:list-item>
              <text:p text:style-name="P129">Fabriken</text:p>
            </text:list-item>
          </text:list>
        </text:list-item>
      </text:list>
      <text:list xml:id="list11239485488926" text:continue-list="list11239406591197" text:style-name="L56">
        <text:list-item>
          <text:p text:style-name="P121">Bezirk</text:p>
        </text:list-item>
        <text:list-item>
          <text:p text:style-name="P121">Bezirk</text:p>
        </text:list-item>
      </text:list>
      <text:list xml:id="list8085653127789736666" text:style-name="L62">
        <text:list-item>
          <text:list>
            <text:list-item>
              <text:p text:style-name="P130">abgefuckte Slums</text:p>
            </text:list-item>
          </text:list>
        </text:list-item>
      </text:list>
      <text:list xml:id="list11239124037230" text:continue-list="list11239485488926" text:style-name="L56">
        <text:list-item>
          <text:p text:style-name="P121">Bezirk</text:p>
        </text:list-item>
      </text:list>
      <text:list xml:id="list4037213285803242112" text:style-name="L63">
        <text:list-item>
          <text:list>
            <text:list-item>
              <text:p text:style-name="P131">immer noch abgefuckte Slums, aber Magister Darn hat hier ein paar soziale Experimente gemacht, die Leute sind etwas netter zueinander</text:p>
            </text:list-item>
          </text:list>
        </text:list-item>
      </text:list>
      <text:list xml:id="list11240234143921" text:continue-list="list11239124037230" text:style-name="L56">
        <text:list-item>
          <text:p text:style-name="P121">Bezirk</text:p>
        </text:list-item>
      </text:list>
      <text:list xml:id="list5029522085444359953" text:style-name="L64">
        <text:list-item>
          <text:list>
            <text:list-item>
              <text:p text:style-name="P132">Varg ist hier aufgewachsen</text:p>
            </text:list-item>
            <text:list-item>
              <text:p text:style-name="P132">es gibt einen Metzger</text:p>
            </text:list-item>
            <text:list-item>
              <text:p text:style-name="P136"/>
            </text:list-item>
          </text:list>
        </text:list-item>
      </text:list>
      <text:list xml:id="list11239505171204" text:continue-list="list11240234143921" text:style-name="L56">
        <text:list-item>
          <text:p text:style-name="P121">Bezirk</text:p>
        </text:list-item>
        <text:list-item>
          <text:p text:style-name="P121">Bezirk</text:p>
          <text:list>
            <text:list-item>
              <text:list>
                <text:list-item>
                  <text:p text:style-name="P121">abgelegene Ecke, nicht viel los</text:p>
                </text:list-item>
                <text:list-item>
                  <text:p text:style-name="P121">hier wohnen ärmere Leute, aber keine Drogenprobleme, einfach nur Rückständig</text:p>
                </text:list-item>
                <text:list-item>
                  <text:p text:style-name="P121">leben von kleinerer Landwirtschaft</text:p>
                </text:list-item>
                <text:list-item>
                  <text:p text:style-name="P121">Labor</text:p>
                </text:list-item>
              </text:list>
            </text:list-item>
          </text:list>
        </text:list-item>
        <text:list-item>
          <text:p text:style-name="P121">Bezirk</text:p>
        </text:list-item>
        <text:list-item>
          <text:p text:style-name="P121">Bezirk</text:p>
        </text:list-item>
      </text:list>
      <text:p text:style-name="P1"/>
      <text:h text:style-name="P138" text:outline-level="1"><text:bookmark-start text:name="__RefHeading__7954_534860334"/>Feminismus – mehr weibliche Charaktere<text:bookmark-end text:name="__RefHeading__7954_534860334"/></text:h>
      <text:p text:style-name="P32">Ideen:</text:p>
      <text:p text:style-name="P32">Dania hilft einer Bäuerin im Versteck</text:p>
      <text:p text:style-name="P32">Dania hat eine Jugendfreundin, die unter Schönheitsdruck leidet</text:p>
      <text:p text:style-name="P32">Marcin nutzt eine Putzfrau als Spionin – dritter Akt?</text:p>
      <text:p text:style-name="P32">Vargs Terrorismus wird feministisch gebrandet – versucht jemand, ihn so zu instrumentalisieren?</text:p>
      <text:p text:style-name="P32">Thorns ehemalige Liebe, nun Priesterin der Blutgöttin und auf Thornien, kehrt im fünften Akt zurück, Blutgöttin spielt mit ihr Thorn und Joran gegeneinander aus, Dania(Blutgöttin) und sie errichten Matriarc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7:47:13.99</meta:creation-date>
    <dc:date>2017-04-08T01:12:38.748380041</dc:date>
    <meta:editing-duration>P11DT3H35M51S</meta:editing-duration>
    <meta:editing-cycles>67</meta:editing-cycles>
    <meta:generator>LibreOffice/5.1.6.2$Linux_X86_64 LibreOffice_project/10m0$Build-2</meta:generator>
    <meta:document-statistic meta:table-count="0" meta:image-count="0" meta:object-count="0" meta:page-count="21" meta:paragraph-count="712" meta:word-count="5874" meta:character-count="36279" meta:non-whitespace-character-count="31533"/>
  </office:meta>
</office:document-meta>
</file>